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B0000007FF5828758ABB8C2FB.png" manifest:media-type="image/png"/>
  <manifest:file-entry manifest:full-path="Pictures/10000201000001F60000008044B24371BC7D6D2C.png" manifest:media-type="image/png"/>
  <manifest:file-entry manifest:full-path="Pictures/1000020100000080000000800F3254CFE33124B2.png" manifest:media-type="image/png"/>
  <manifest:file-entry manifest:full-path="Pictures/10000201000000C700000158490B7CA7C4874146.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29700000228AF16B278E7CF7374.png" manifest:media-type="image/png"/>
  <manifest:file-entry manifest:full-path="Pictures/10000201000000AA00000068A3C1BAFC4A38BCB8.png" manifest:media-type="image/png"/>
  <manifest:file-entry manifest:full-path="Pictures/10000201000000C3000000840FF841D263017368.png" manifest:media-type="image/png"/>
  <manifest:file-entry manifest:full-path="Pictures/100002010000009F00000040EF9B7B61DA1B35F5.png" manifest:media-type="image/png"/>
  <manifest:file-entry manifest:full-path="Pictures/100002010000029D0000022F1F1F3ABBAF5C47CD.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1F30000008AFB145E91A2F56501.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80000000467A4D09FA30116333.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0BD00000125CE50BC0B73BBCC1B.png" manifest:media-type="image/png"/>
  <manifest:file-entry manifest:full-path="Pictures/10000201000001F6000000AC86934D76269E7929.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D900000076404A3A5A70872E6F.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000000000C40000006709B9757E853D6DF6.jpg" manifest:media-type="image/jpeg"/>
  <manifest:file-entry manifest:full-path="Pictures/10000201000001F4000000694EA43BBB898EE096.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1F40000008BB19CB7C689F1B66C.png" manifest:media-type="image/png"/>
  <manifest:file-entry manifest:full-path="Pictures/10000201000001F5000000692F108856A6C2F631.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30C000000FADF73A6FFD72C5F01.png" manifest:media-type="image/png"/>
  <manifest:file-entry manifest:full-path="Pictures/10000201000002330000004FDFD76D4AF4B89616.png" manifest:media-type="image/png"/>
  <manifest:file-entry manifest:full-path="Pictures/10000201000000A90000007EF3C3CDA5EA411C2A.png" manifest:media-type="image/png"/>
  <manifest:file-entry manifest:full-path="Pictures/10000201000001F6000001142AE85DD698376287.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1F60000007EF967812919EECF8B.png" manifest:media-type="image/png"/>
  <manifest:file-entry manifest:full-path="Pictures/10000201000000B400000047090B249F67A1F650.png" manifest:media-type="image/png"/>
  <manifest:file-entry manifest:full-path="Pictures/100002010000015A000000475D0F500CF9102ECF.png" manifest:media-type="image/png"/>
  <manifest:file-entry manifest:full-path="Pictures/10000201000001320000004EAFB78035E0D2F4F3.png" manifest:media-type="image/png"/>
  <manifest:file-entry manifest:full-path="Pictures/10000201000000440000004161AB64727F10EEEA.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50000007E3284F74F6CFD73A6.png" manifest:media-type="image/png"/>
  <manifest:file-entry manifest:full-path="Pictures/10000201000001F5000000817D7408BA1BF25CCD.png" manifest:media-type="image/png"/>
  <manifest:file-entry manifest:full-path="Pictures/100002010000008B000000D67038DEA4C3EAA6A8.png" manifest:media-type="image/png"/>
  <manifest:file-entry manifest:full-path="Pictures/10000201000001F50000003C1706AA38DFF28729.png" manifest:media-type="image/png"/>
  <manifest:file-entry manifest:full-path="Pictures/1000020100000218000000D0FD09D3452FAC7B03.png" manifest:media-type="image/png"/>
  <manifest:file-entry manifest:full-path="Pictures/10000201000000A6000000662DD11A1489C6A9BC.png" manifest:media-type="image/png"/>
  <manifest:file-entry manifest:full-path="Pictures/10000201000001F40000008955776BDE2ED9E125.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1F400000081D65A3BCA5C0F3F95.png" manifest:media-type="image/png"/>
  <manifest:file-entry manifest:full-path="Pictures/10000201000003130000026725568968FD8720F9.png" manifest:media-type="image/png"/>
  <manifest:file-entry manifest:full-path="Pictures/100002010000016D00000020D72FE4EE7842D88E.png" manifest:media-type="image/png"/>
  <manifest:file-entry manifest:full-path="Pictures/1000020100000295000002279C5ADE4C115F687D.png" manifest:media-type="image/png"/>
  <manifest:file-entry manifest:full-path="Pictures/10000201000000740000007DA09702FA4F16D703.png" manifest:media-type="image/png"/>
  <manifest:file-entry manifest:full-path="Pictures/100002010000007B000000A8F6C797C867CCF5CF.png" manifest:media-type="image/png"/>
  <manifest:file-entry manifest:full-path="Pictures/10000201000001F50000007AC45FD210911FEB4B.png" manifest:media-type="image/png"/>
  <manifest:file-entry manifest:full-path="Pictures/100002010000016F0000001BC686D4473250CF7C.png" manifest:media-type="image/png"/>
  <manifest:file-entry manifest:full-path="Pictures/10000201000000450000001C98AA7D9D77A802B5.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0950000003DD3A6417577431713.png" manifest:media-type="image/png"/>
  <manifest:file-entry manifest:full-path="Pictures/10000201000003390000012059817EE4AE302E3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5000000D71FB189D51E715DD6.png" manifest:media-type="image/png"/>
  <manifest:file-entry manifest:full-path="Pictures/10000201000001F40000006E7A6E022D0E0C2594.png" manifest:media-type="image/png"/>
  <manifest:file-entry manifest:full-path="Pictures/10000201000001F8000000E920992DBFDC220E7C.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1F40000006931E2DE05F95E36B1.png" manifest:media-type="image/png"/>
  <manifest:file-entry manifest:full-path="Pictures/1000020100000075000000670E24536E20C3A620.png" manifest:media-type="image/png"/>
  <manifest:file-entry manifest:full-path="Pictures/1000020100000070000000527ACF285897C98256.png" manifest:media-type="image/png"/>
  <manifest:file-entry manifest:full-path="Pictures/10000201000001F40000006F900FFAE79376C449.png" manifest:media-type="image/png"/>
  <manifest:file-entry manifest:full-path="Pictures/10000201000001D70000020E3471FDCF58A9331A.png" manifest:media-type="image/png"/>
  <manifest:file-entry manifest:full-path="Pictures/10000201000001F4000000E6BDCD8F61C39AD3B2.png" manifest:media-type="image/png"/>
  <manifest:file-entry manifest:full-path="Pictures/10000201000001F600000063B15E34CEA5CA2FCE.png" manifest:media-type="image/png"/>
  <manifest:file-entry manifest:full-path="Pictures/10000201000002A40000022E9BAAA917EF053B95.png" manifest:media-type="image/png"/>
  <manifest:file-entry manifest:full-path="Pictures/10000201000001F60000004B0456C9134686AEB5.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B20A5B57F85DC3EB.png" manifest:media-type="image/png"/>
  <manifest:file-entry manifest:full-path="Pictures/1000020100000076000000BDF19B1B8FEB1F798C.png" manifest:media-type="image/png"/>
  <manifest:file-entry manifest:full-path="Pictures/100002010000007D0000001C10E2A99272C3742B.png" manifest:media-type="image/png"/>
  <manifest:file-entry manifest:full-path="Pictures/10000201000000E000000021F3FD5CB7B479BC7A.png" manifest:media-type="image/png"/>
  <manifest:file-entry manifest:full-path="Pictures/10000201000000A70000001A585D8B9343BADF16.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2E8000001B349E133089877AB9F.png" manifest:media-type="image/png"/>
  <manifest:file-entry manifest:full-path="Pictures/10000201000002950000022A73C4EC774BC16C47.png" manifest:media-type="image/png"/>
  <manifest:file-entry manifest:full-path="Pictures/10000000000001F80000009BD09342E7AA82BFC3.png" manifest:media-type="image/png"/>
  <manifest:file-entry manifest:full-path="Pictures/10000201000000D4000000684FE32337BE21AE33.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2A40000022ECC712D6EB2C326D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officeooo:paragraph-rsid="0069fd02"/>
    </style:style>
    <style:style style:name="P25" style:family="paragraph" style:parent-style-name="Standard">
      <style:text-properties officeooo:paragraph-rsid="00736ae8"/>
    </style:style>
    <style:style style:name="P26" style:family="paragraph" style:parent-style-name="Standard">
      <style:text-properties officeooo:paragraph-rsid="00918d6c"/>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officeooo:rsid="004f95e2" officeooo:paragraph-rsid="004f95e2"/>
    </style:style>
    <style:style style:name="P29" style:family="paragraph" style:parent-style-name="Text_20_body">
      <style:paragraph-properties fo:margin-top="0cm" fo:margin-bottom="0cm" style:contextual-spacing="false"/>
      <style:text-properties officeooo:rsid="004f95e2" officeooo:paragraph-rsid="0056ef43"/>
    </style:style>
    <style:style style:name="P30" style:family="paragraph" style:parent-style-name="Text_20_body">
      <style:paragraph-properties fo:margin-top="0cm" fo:margin-bottom="0cm" style:contextual-spacing="false"/>
      <style:text-properties officeooo:rsid="005223c0" officeooo:paragraph-rsid="005223c0"/>
    </style:style>
    <style:style style:name="P31" style:family="paragraph" style:parent-style-name="Text_20_body">
      <style:paragraph-properties fo:margin-top="0cm" fo:margin-bottom="0cm" style:contextual-spacing="false"/>
      <style:text-properties officeooo:rsid="0056ef43" officeooo:paragraph-rsid="0056ef43"/>
    </style:style>
    <style:style style:name="P32" style:family="paragraph" style:parent-style-name="Text_20_body">
      <style:paragraph-properties fo:margin-top="0cm" fo:margin-bottom="0cm" style:contextual-spacing="false"/>
      <style:text-properties officeooo:paragraph-rsid="006dbe34"/>
    </style:style>
    <style:style style:name="P33" style:family="paragraph" style:parent-style-name="Text_20_body">
      <style:paragraph-properties fo:margin-top="0cm" fo:margin-bottom="0cm" style:contextual-spacing="false"/>
      <style:text-properties officeooo:rsid="003af0e3" officeooo:paragraph-rsid="004f95e2"/>
    </style:style>
    <style:style style:name="P34" style:family="paragraph" style:parent-style-name="Text_20_body">
      <style:paragraph-properties fo:margin-top="0cm" fo:margin-bottom="0cm" style:contextual-spacing="false"/>
      <style:text-properties officeooo:paragraph-rsid="00918d6c"/>
    </style:style>
    <style:style style:name="P35" style:family="paragraph" style:parent-style-name="Standard">
      <style:paragraph-properties fo:margin-top="0cm" fo:margin-bottom="0cm" style:contextual-spacing="false"/>
      <style:text-properties officeooo:rsid="004f95e2" officeooo:paragraph-rsid="005223c0"/>
    </style:style>
    <style:style style:name="P36" style:family="paragraph" style:parent-style-name="Standard">
      <style:paragraph-properties fo:margin-top="0cm" fo:margin-bottom="0cm" style: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text-properties style:font-name="Liberation Serif" officeooo:paragraph-rsid="0072d558"/>
    </style:style>
    <style:style style:name="P48" style:family="paragraph" style:parent-style-name="Text_20_body">
      <style:text-properties style:font-name="Liberation Serif" officeooo:rsid="00736ae8" officeooo:paragraph-rsid="00736ae8"/>
    </style:style>
    <style:style style:name="P49" style:family="paragraph" style:parent-style-name="Text_20_body">
      <style:paragraph-properties fo:text-align="justify" style:justify-single-word="false"/>
      <style:text-properties style:font-name="Liberation Serif" officeooo:rsid="00316eca" officeooo:paragraph-rsid="0071797d"/>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6d1700" officeooo:paragraph-rsid="00904063"/>
    </style:style>
    <style:style style:name="P114" style:family="paragraph" style:parent-style-name="Text_20_body">
      <style:text-properties officeooo:rsid="002396cd" officeooo:paragraph-rsid="006d1700"/>
    </style:style>
    <style:style style:name="P115" style:family="paragraph" style:parent-style-name="Text_20_body">
      <style:text-properties officeooo:paragraph-rsid="006d1700"/>
    </style:style>
    <style:style style:name="P116" style:family="paragraph" style:parent-style-name="Text_20_body">
      <style:text-properties officeooo:paragraph-rsid="006dbe34"/>
    </style:style>
    <style:style style:name="P117" style:family="paragraph" style:parent-style-name="Text_20_body">
      <style:text-properties officeooo:rsid="006dbe34" officeooo:paragraph-rsid="006dbe34"/>
    </style:style>
    <style:style style:name="P118" style:family="paragraph" style:parent-style-name="Text_20_body">
      <style:text-properties officeooo:rsid="004846a2" officeooo:paragraph-rsid="004846a2"/>
    </style:style>
    <style:style style:name="P119" style:family="paragraph" style:parent-style-name="Text_20_body">
      <style:text-properties officeooo:rsid="00703e0a" officeooo:paragraph-rsid="00703e0a"/>
    </style:style>
    <style:style style:name="P120" style:family="paragraph" style:parent-style-name="Text_20_body">
      <style:text-properties officeooo:rsid="0071786d" officeooo:paragraph-rsid="0071786d"/>
    </style:style>
    <style:style style:name="P121" style:family="paragraph" style:parent-style-name="Text_20_body">
      <style:text-properties officeooo:paragraph-rsid="0071786d"/>
    </style:style>
    <style:style style:name="P122" style:family="paragraph" style:parent-style-name="Text_20_body">
      <style:text-properties officeooo:paragraph-rsid="0071797d"/>
    </style:style>
    <style:style style:name="P123" style:family="paragraph" style:parent-style-name="Text_20_body">
      <style:text-properties officeooo:rsid="0071797d" officeooo:paragraph-rsid="0071797d"/>
    </style:style>
    <style:style style:name="P124" style:family="paragraph" style:parent-style-name="Text_20_body">
      <style:text-properties officeooo:paragraph-rsid="0072d558"/>
    </style:style>
    <style:style style:name="P125" style:family="paragraph" style:parent-style-name="Text_20_body">
      <style:text-properties officeooo:rsid="0072d558" officeooo:paragraph-rsid="0072d558"/>
    </style:style>
    <style:style style:name="P126" style:family="paragraph" style:parent-style-name="Text_20_body">
      <style:text-properties officeooo:paragraph-rsid="00736ae8"/>
    </style:style>
    <style:style style:name="P127" style:family="paragraph" style:parent-style-name="Text_20_body">
      <style:text-properties officeooo:rsid="00770413" officeooo:paragraph-rsid="00770413"/>
    </style:style>
    <style:style style:name="P128" style:family="paragraph" style:parent-style-name="Text_20_body">
      <style:text-properties officeooo:rsid="007aa7bc"/>
    </style:style>
    <style:style style:name="P129" style:family="paragraph" style:parent-style-name="Text_20_body">
      <style:text-properties officeooo:rsid="00810879" officeooo:paragraph-rsid="00810879"/>
    </style:style>
    <style:style style:name="P130" style:family="paragraph" style:parent-style-name="Text_20_body">
      <style:text-properties officeooo:rsid="008416e6" officeooo:paragraph-rsid="008416e6"/>
    </style:style>
    <style:style style:name="P131" style:family="paragraph" style:parent-style-name="Text_20_body">
      <style:text-properties officeooo:rsid="0085b645" officeooo:paragraph-rsid="0085b645"/>
    </style:style>
    <style:style style:name="P132" style:family="paragraph" style:parent-style-name="Text_20_body">
      <style:text-properties officeooo:rsid="0085b645" officeooo:paragraph-rsid="008e91cb"/>
    </style:style>
    <style:style style:name="P133" style:family="paragraph" style:parent-style-name="Text_20_body">
      <style:text-properties officeooo:rsid="0086f476" officeooo:paragraph-rsid="0086f476"/>
    </style:style>
    <style:style style:name="P134" style:family="paragraph" style:parent-style-name="Text_20_body">
      <style:text-properties officeooo:rsid="0089edf5" officeooo:paragraph-rsid="0089edf5"/>
    </style:style>
    <style:style style:name="P135" style:family="paragraph" style:parent-style-name="Text_20_body">
      <style:text-properties officeooo:rsid="00904063" officeooo:paragraph-rsid="00904063"/>
    </style:style>
    <style:style style:name="P136" style:family="paragraph" style:parent-style-name="Text_20_body">
      <style:text-properties officeooo:rsid="00937c83" officeooo:paragraph-rsid="00937c83"/>
    </style:style>
    <style:style style:name="P137"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Horizontal_20_Line">
      <style:text-properties officeooo:paragraph-rsid="004f91fc"/>
    </style:style>
    <style:style style:name="P139" style:family="paragraph" style:parent-style-name="Horizontal_20_Line">
      <style:text-properties officeooo:rsid="00289e08"/>
    </style:style>
    <style:style style:name="P140" style:family="paragraph" style:parent-style-name="Horizontal_20_Line">
      <style:text-properties officeooo:paragraph-rsid="0071786d"/>
    </style:style>
    <style:style style:name="P141" style:family="paragraph" style:parent-style-name="Horizontal_20_Line">
      <style:text-properties officeooo:paragraph-rsid="0072d558"/>
    </style:style>
    <style:style style:name="P142" style:family="paragraph" style:parent-style-name="Contents_20_3">
      <style:paragraph-properties>
        <style:tab-stops>
          <style:tab-stop style:position="19.001cm" style:type="right" style:leader-style="dotted" style:leader-text="."/>
        </style:tab-stops>
      </style:paragraph-properties>
    </style:style>
    <style:style style:name="P143" style:family="paragraph" style:parent-style-name="Contents_20_4">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9.001cm" style:type="right" style:leader-style="dotted" style:leader-text="."/>
        </style:tab-stops>
      </style:paragraph-properties>
    </style:style>
    <style:style style:name="P145" style:family="paragraph" style:parent-style-name="Contents_20_1">
      <style:paragraph-properties>
        <style:tab-stops>
          <style:tab-stop style:position="19.001cm" style:type="right" style:leader-style="dotted" style:leader-text="."/>
        </style:tab-stops>
      </style:paragraph-properties>
    </style:style>
    <style:style style:name="P146" style:family="paragraph" style:parent-style-name="Contents_20_5">
      <style:paragraph-properties>
        <style:tab-stops>
          <style:tab-stop style:position="19.001cm" style:type="right" style:leader-style="dotted" style:leader-text="."/>
        </style:tab-stops>
      </style:paragraph-properties>
    </style:style>
    <style:style style:name="P147" style:family="paragraph" style:parent-style-name="Contents_20_6">
      <style:paragraph-properties>
        <style:tab-stops>
          <style:tab-stop style:position="19.001cm" style:type="right" style:leader-style="dotted" style:leader-text="."/>
        </style:tab-stops>
      </style:paragraph-properties>
    </style:style>
    <style:style style:name="P148" style:family="paragraph" style:parent-style-name="Standard" style:master-page-name="">
      <style:paragraph-properties style:page-number="auto" fo:break-before="auto" fo:break-after="auto"/>
      <style:text-properties officeooo:paragraph-rsid="0020fb7b"/>
    </style:style>
    <style:style style:name="P149"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50" style:family="paragraph" style:parent-style-name="Contents_20_1">
      <style:paragraph-properties>
        <style:tab-stops>
          <style:tab-stop style:position="19.001cm" style:type="right" style:leader-style="dotted" style:leader-text="."/>
        </style:tab-stops>
      </style:paragraph-properties>
    </style:style>
    <style:style style:name="P151" style:family="paragraph" style:parent-style-name="Contents_20_2">
      <style:paragraph-properties>
        <style:tab-stops>
          <style:tab-stop style:position="19.001cm" style:type="right" style:leader-style="dotted" style:leader-text="."/>
        </style:tab-stops>
      </style:paragraph-properties>
    </style:style>
    <style:style style:name="P152" style:family="paragraph" style:parent-style-name="Contents_20_3">
      <style:paragraph-properties>
        <style:tab-stops>
          <style:tab-stop style:position="19.001cm" style:type="right" style:leader-style="dotted" style:leader-text="."/>
        </style:tab-stops>
      </style:paragraph-properties>
    </style:style>
    <style:style style:name="P153" style:family="paragraph" style:parent-style-name="Contents_20_4">
      <style:paragraph-properties>
        <style:tab-stops>
          <style:tab-stop style:position="19.001cm" style:type="right" style:leader-style="dotted" style:leader-text="."/>
        </style:tab-stops>
      </style:paragraph-properties>
    </style:style>
    <style:style style:name="P154" style:family="paragraph" style:parent-style-name="Contents_20_5">
      <style:paragraph-properties>
        <style:tab-stops>
          <style:tab-stop style:position="19.001cm" style:type="right" style:leader-style="dotted" style:leader-text="."/>
        </style:tab-stops>
      </style:paragraph-properties>
    </style:style>
    <style:style style:name="P155" style:family="paragraph" style:parent-style-name="Contents_20_6">
      <style:paragraph-properties>
        <style:tab-stops>
          <style:tab-stop style:position="19.001cm" style:type="right" style:leader-style="dotted" style:leader-text="."/>
        </style:tab-stops>
      </style:paragraph-properties>
    </style:style>
    <style:style style:name="P156" style:family="paragraph" style:parent-style-name="Heading_20_1">
      <style:paragraph-properties fo:margin-top="0cm" fo:margin-bottom="0cm" style:contextual-spacing="false"/>
      <style:text-properties officeooo:paragraph-rsid="004403be"/>
    </style:style>
    <style:style style:name="P157"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58"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59"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2" style:family="paragraph" style:parent-style-name="Heading_20_2">
      <style:text-properties officeooo:paragraph-rsid="004b9e75"/>
    </style:style>
    <style:style style:name="P173" style:family="paragraph" style:parent-style-name="Heading_20_2">
      <style:text-properties officeooo:paragraph-rsid="004f91fc"/>
    </style:style>
    <style:style style:name="P174" style:family="paragraph" style:parent-style-name="Heading_20_2">
      <style:text-properties officeooo:paragraph-rsid="004f95e2"/>
    </style:style>
    <style:style style:name="P175" style:family="paragraph" style:parent-style-name="Heading_20_2">
      <style:text-properties officeooo:rsid="00775380" officeooo:paragraph-rsid="00775380"/>
    </style:style>
    <style:style style:name="P176" style:family="paragraph" style:parent-style-name="Heading_20_2">
      <style:text-properties officeooo:paragraph-rsid="006703c8"/>
    </style:style>
    <style:style style:name="P177" style:family="paragraph" style:parent-style-name="Heading_20_2">
      <style:text-properties officeooo:paragraph-rsid="006dbe34"/>
    </style:style>
    <style:style style:name="P178" style:family="paragraph" style:parent-style-name="Heading_20_3">
      <style:text-properties officeooo:rsid="00703e0a" officeooo:paragraph-rsid="00703e0a"/>
    </style:style>
    <style:style style:name="P179" style:family="paragraph" style:parent-style-name="Heading_20_3">
      <style:text-properties officeooo:paragraph-rsid="004b9e75"/>
    </style:style>
    <style:style style:name="P180" style:family="paragraph" style:parent-style-name="Heading_20_3">
      <style:text-properties fo:font-style="italic" officeooo:paragraph-rsid="005223c0" style:font-style-asian="italic" style:font-style-complex="italic"/>
    </style:style>
    <style:style style:name="P181" style:family="paragraph" style:parent-style-name="Heading_20_3">
      <style:text-properties officeooo:paragraph-rsid="0055f9e4"/>
    </style:style>
    <style:style style:name="P182" style:family="paragraph" style:parent-style-name="Heading_20_3">
      <style:text-properties officeooo:paragraph-rsid="0061ab28"/>
    </style:style>
    <style:style style:name="P183" style:family="paragraph" style:parent-style-name="Heading_20_3">
      <style:text-properties officeooo:paragraph-rsid="00665c36"/>
    </style:style>
    <style:style style:name="P184" style:family="paragraph" style:parent-style-name="Heading_20_3">
      <style:text-properties officeooo:paragraph-rsid="0069fd02"/>
    </style:style>
    <style:style style:name="P185" style:family="paragraph" style:parent-style-name="Heading_20_3">
      <style:text-properties officeooo:paragraph-rsid="006d1700"/>
    </style:style>
    <style:style style:name="P186" style:family="paragraph" style:parent-style-name="Heading_20_3">
      <style:text-properties officeooo:rsid="006dbe34" officeooo:paragraph-rsid="006dbe34"/>
    </style:style>
    <style:style style:name="P187" style:family="paragraph" style:parent-style-name="Heading_20_3">
      <style:text-properties officeooo:rsid="0071786d" officeooo:paragraph-rsid="0071786d"/>
    </style:style>
    <style:style style:name="P188" style:family="paragraph" style:parent-style-name="Heading_20_3">
      <style:text-properties officeooo:paragraph-rsid="006dbe34"/>
    </style:style>
    <style:style style:name="P189" style:family="paragraph" style:parent-style-name="Heading_20_3">
      <style:text-properties officeooo:paragraph-rsid="0071786d"/>
    </style:style>
    <style:style style:name="P190" style:family="paragraph" style:parent-style-name="Heading_20_3">
      <style:text-properties officeooo:paragraph-rsid="0071797d"/>
    </style:style>
    <style:style style:name="P191" style:family="paragraph" style:parent-style-name="Heading_20_3">
      <style:text-properties officeooo:paragraph-rsid="0072d558"/>
    </style:style>
    <style:style style:name="P192" style:family="paragraph" style:parent-style-name="Heading_20_3">
      <style:text-properties officeooo:paragraph-rsid="00736ae8"/>
    </style:style>
    <style:style style:name="P193" style:family="paragraph" style:parent-style-name="Heading_20_4">
      <style:text-properties officeooo:rsid="00770413" officeooo:paragraph-rsid="00770413"/>
    </style:style>
    <style:style style:name="P194" style:family="paragraph" style:parent-style-name="Heading_20_4">
      <style:text-properties officeooo:paragraph-rsid="005d55dc"/>
    </style:style>
    <style:style style:name="P195" style:family="paragraph" style:parent-style-name="Heading_20_4">
      <style:text-properties officeooo:rsid="00a0d249" officeooo:paragraph-rsid="005d55dc"/>
    </style:style>
    <style:style style:name="P196" style:family="paragraph" style:parent-style-name="Heading_20_4">
      <style:text-properties officeooo:paragraph-rsid="00665c36"/>
    </style:style>
    <style:style style:name="P197"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8" style:family="paragraph" style:parent-style-name="Heading_20_4">
      <style:text-properties officeooo:paragraph-rsid="0069fd02"/>
    </style:style>
    <style:style style:name="P199" style:family="paragraph" style:parent-style-name="Heading_20_4">
      <style:text-properties officeooo:paragraph-rsid="006bef90"/>
    </style:style>
    <style:style style:name="P200" style:family="paragraph" style:parent-style-name="Heading_20_4">
      <style:text-properties officeooo:rsid="006bef90" officeooo:paragraph-rsid="006bef90"/>
    </style:style>
    <style:style style:name="P201" style:family="paragraph" style:parent-style-name="Heading_20_4">
      <style:text-properties officeooo:paragraph-rsid="006d1700"/>
    </style:style>
    <style:style style:name="P202" style:family="paragraph" style:parent-style-name="Heading_20_4">
      <style:text-properties officeooo:paragraph-rsid="00904063"/>
    </style:style>
    <style:style style:name="P203" style:family="paragraph" style:parent-style-name="Heading_20_4">
      <style:text-properties officeooo:paragraph-rsid="0071786d"/>
    </style:style>
    <style:style style:name="P204" style:family="paragraph" style:parent-style-name="Heading_20_4">
      <style:text-properties officeooo:paragraph-rsid="0071797d"/>
    </style:style>
    <style:style style:name="P205" style:family="paragraph" style:parent-style-name="Heading_20_4">
      <style:text-properties officeooo:paragraph-rsid="0072d558"/>
    </style:style>
    <style:style style:name="P206" style:family="paragraph" style:parent-style-name="Heading_20_4">
      <style:text-properties officeooo:rsid="0072d558" officeooo:paragraph-rsid="0072d558"/>
    </style:style>
    <style:style style:name="P207" style:family="paragraph" style:parent-style-name="Heading_20_4">
      <style:text-properties style:font-name="Liberation Serif" officeooo:rsid="003cd0b8" officeooo:paragraph-rsid="0072d558"/>
    </style:style>
    <style:style style:name="P208" style:family="paragraph" style:parent-style-name="Heading_20_6">
      <style:text-properties officeooo:paragraph-rsid="008e91cb"/>
    </style:style>
    <style:style style:name="P209" style:family="paragraph" style:parent-style-name="Standard">
      <style:text-properties style:font-name="Liberation Serif" officeooo:paragraph-rsid="00736ae8"/>
    </style:style>
    <style:style style:name="P210" style:family="paragraph" style:parent-style-name="Standard">
      <style:text-properties style:font-name="Liberation Serif" officeooo:rsid="00736ae8" officeooo:paragraph-rsid="00736ae8"/>
    </style:style>
    <style:style style:name="P211" style:family="paragraph" style:parent-style-name="Text_20_body" style:list-style-name="L1">
      <style:text-properties officeooo:paragraph-rsid="00736ae8"/>
    </style:style>
    <style:style style:name="P212" style:family="paragraph" style:parent-style-name="Text_20_body">
      <style:text-properties style:font-name="Liberation Serif" officeooo:paragraph-rsid="00665c36"/>
    </style:style>
    <style:style style:name="P213" style:family="paragraph" style:parent-style-name="Text_20_body">
      <style:text-properties officeooo:paragraph-rsid="0071797d"/>
    </style:style>
    <style:style style:name="P214" style:family="paragraph" style:parent-style-name="Text_20_body">
      <style:text-properties officeooo:paragraph-rsid="00957104"/>
    </style:style>
    <style:style style:name="P215" style:family="paragraph" style:parent-style-name="Text_20_body">
      <style:text-properties officeooo:rsid="003e1985" officeooo:paragraph-rsid="004c3a5d"/>
    </style:style>
    <style:style style:name="P216" style:family="paragraph" style:parent-style-name="Text_20_body">
      <style:text-properties officeooo:rsid="00541049" officeooo:paragraph-rsid="00541049"/>
    </style:style>
    <style:style style:name="P217" style:family="paragraph" style:parent-style-name="Text_20_body">
      <style:text-properties officeooo:rsid="002d89bf"/>
    </style:style>
    <style:style style:name="P218" style:family="paragraph" style:parent-style-name="Text_20_body">
      <style:text-properties officeooo:rsid="00361e94" officeooo:paragraph-rsid="0071786d"/>
    </style:style>
    <style:style style:name="P219" style:family="paragraph" style:parent-style-name="Text_20_body">
      <style:text-properties officeooo:paragraph-rsid="0072d558"/>
    </style:style>
    <style:style style:name="P220"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884025"/>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4" draw:name="Bild51" text:anchor-type="char" svg:width="0.831cm" svg:height="0.831cm" draw:z-index="137"><draw:image xlink:href="Pictures/1000020100000080000000800F3254CFE33124B2.png" xlink:type="simple" xlink:show="embed" xlink:actuate="onLoad" draw:mime-type="image/png"/></draw:frame></text:p>
          </table:table-cell>
          <table:table-cell table:style-name="Tabelle10.B1" office:value-type="string">
            <text:p text:style-name="P149"><text:s/>28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8</text:a></text:p>
          <text:p text:style-name="P144"><text:a xlink:type="simple" xlink:href="#__RefHeading___Toc9885_304919506" text:style-name="Index_20_Link" text:visited-style-name="Index_20_Link">Navigation Sidebar<text:tab/>8</text:a></text:p>
          <text:p text:style-name="P145"><text:a xlink:type="simple" xlink:href="#__RefHeading___Toc2084_2906453973" text:style-name="Index_20_Link" text:visited-style-name="Index_20_Link">Interface Tab<text:tab/>9</text:a></text:p>
          <text:p text:style-name="P144"><text:a xlink:type="simple" xlink:href="#__RefHeading___Toc9887_304919506" text:style-name="Index_20_Link" text:visited-style-name="Index_20_Link">Display Panel<text:tab/>9</text:a></text:p>
          <text:p text:style-name="P144"><text:a xlink:type="simple" xlink:href="#__RefHeading___Toc9889_304919506" text:style-name="Index_20_Link" text:visited-style-name="Index_20_Link">Editors Panel<text:tab/>10</text:a></text:p>
          <text:p text:style-name="P144"><text:a xlink:type="simple" xlink:href="#__RefHeading___Toc9891_304919506" text:style-name="Index_20_Link" text:visited-style-name="Index_20_Link">Translation Panel<text:tab/>10</text:a></text:p>
          <text:p text:style-name="P144"><text:a xlink:type="simple" xlink:href="#__RefHeading___Toc9893_304919506" text:style-name="Index_20_Link" text:visited-style-name="Index_20_Link">Text Rendering Panel<text:tab/>12</text:a></text:p>
          <text:p text:style-name="P144"><text:a xlink:type="simple" xlink:href="#__RefHeading___Toc9646_4219285801" text:style-name="Index_20_Link" text:visited-style-name="Index_20_Link">Interface Font<text:tab/>12</text:a></text:p>
          <text:p text:style-name="P144"><text:a xlink:type="simple" xlink:href="#__RefHeading___Toc36592_9687543391" text:style-name="Index_20_Link" text:visited-style-name="Index_20_Link">Monospace Font<text:tab/>12</text:a></text:p>
          <text:p text:style-name="P144"><text:a xlink:type="simple" xlink:href="#__RefHeading___Toc9895_304919506" text:style-name="Index_20_Link" text:visited-style-name="Index_20_Link">Menus Panel<text:tab/>13</text:a></text:p>
          <text:p text:style-name="P144"><text:a xlink:type="simple" xlink:href="#__RefHeading___Toc4463_3954242542" text:style-name="Index_20_Link" text:visited-style-name="Index_20_Link">Pie Menus<text:tab/>13</text:a></text:p>
          <text:p text:style-name="P145"><text:a xlink:type="simple" xlink:href="#__RefHeading___Toc9648_4219285801" text:style-name="Index_20_Link" text:visited-style-name="Index_20_Link">Themes<text:tab/>14</text:a></text:p>
          <text:p text:style-name="P144"><text:a xlink:type="simple" xlink:href="#__RefHeading___Toc9650_4219285801" text:style-name="Index_20_Link" text:visited-style-name="Index_20_Link">Presets<text:tab/>14</text:a></text:p>
          <text:p text:style-name="P144"><text:a xlink:type="simple" xlink:href="#__RefHeading___Toc9652_4219285801" text:style-name="Index_20_Link" text:visited-style-name="Index_20_Link">Install<text:tab/>14</text:a></text:p>
          <text:p text:style-name="P144"><text:a xlink:type="simple" xlink:href="#__RefHeading___Toc9654_4219285801" text:style-name="Index_20_Link" text:visited-style-name="Index_20_Link">Reset<text:tab/>14</text:a></text:p>
          <text:p text:style-name="P144"><text:a xlink:type="simple" xlink:href="#__RefHeading___Toc9656_4219285801" text:style-name="Index_20_Link" text:visited-style-name="Index_20_Link">List of Editors<text:tab/>15</text:a></text:p>
          <text:p text:style-name="P145"><text:a xlink:type="simple" xlink:href="#__RefHeading___Toc9735_3562564537" text:style-name="Index_20_Link" text:visited-style-name="Index_20_Link">Viewport<text:tab/>15</text:a></text:p>
          <text:p text:style-name="P144"><text:a xlink:type="simple" xlink:href="#__RefHeading___Toc9737_3562564537" text:style-name="Index_20_Link" text:visited-style-name="Index_20_Link">Display<text:tab/>15</text:a></text:p>
          <text:p text:style-name="P144"><text:a xlink:type="simple" xlink:href="#__RefHeading___Toc9739_3562564537" text:style-name="Index_20_Link" text:visited-style-name="Index_20_Link">Quality<text:tab/>16</text:a></text:p>
          <text:p text:style-name="P144"><text:a xlink:type="simple" xlink:href="#__RefHeading___Toc9741_3562564537" text:style-name="Index_20_Link" text:visited-style-name="Index_20_Link">Textures<text:tab/>17</text:a></text:p>
          <text:p text:style-name="P144"><text:a xlink:type="simple" xlink:href="#__RefHeading___Toc9743_3562564537" text:style-name="Index_20_Link" text:visited-style-name="Index_20_Link">Selection<text:tab/>17</text:a></text:p>
          <text:p text:style-name="P145"><text:a xlink:type="simple" xlink:href="#__RefHeading___Toc9943_531186970" text:style-name="Index_20_Link" text:visited-style-name="Index_20_Link">Lights<text:tab/>18</text:a></text:p>
          <text:p text:style-name="P144"><text:a xlink:type="simple" xlink:href="#__RefHeading___Toc9945_531186970" text:style-name="Index_20_Link" text:visited-style-name="Index_20_Link">Studio Lights<text:tab/>18</text:a></text:p>
          <text:p text:style-name="P144"><text:a xlink:type="simple" xlink:href="#__RefHeading___Toc9947_531186970" text:style-name="Index_20_Link" text:visited-style-name="Index_20_Link">MatCaps<text:tab/>19</text:a></text:p>
          <text:p text:style-name="P144"><text:a xlink:type="simple" xlink:href="#__RefHeading___Toc9949_531186970" text:style-name="Index_20_Link" text:visited-style-name="Index_20_Link">LookDevHDRI's<text:tab/>19</text:a></text:p>
          <text:p text:style-name="P145"><text:a xlink:type="simple" xlink:href="#__RefHeading___Toc413_1378830291" text:style-name="Index_20_Link" text:visited-style-name="Index_20_Link">Editing<text:tab/>20</text:a></text:p>
          <text:p text:style-name="P144"><text:a xlink:type="simple" xlink:href="#__RefHeading___Toc10075_3071204033" text:style-name="Index_20_Link" text:visited-style-name="Index_20_Link">Objects<text:tab/>20</text:a></text:p>
          <text:p text:style-name="P144"><text:a xlink:type="simple" xlink:href="#__RefHeading___Toc10085_3071204033" text:style-name="Index_20_Link" text:visited-style-name="Index_20_Link">3D Cursor<text:tab/>21</text:a></text:p>
          <text:p text:style-name="P144"><text:a xlink:type="simple" xlink:href="#__RefHeading___Toc10087_3071204033" text:style-name="Index_20_Link" text:visited-style-name="Index_20_Link">Annotations<text:tab/>21</text:a></text:p>
          <text:p text:style-name="P144"><text:a xlink:type="simple" xlink:href="#__RefHeading___Toc10089_3071204033" text:style-name="Index_20_Link" text:visited-style-name="Index_20_Link">Weight Paint<text:tab/>22</text:a></text:p>
          <text:p text:style-name="P144"><text:a xlink:type="simple" xlink:href="#__RefHeading___Toc10091_3071204033" text:style-name="Index_20_Link" text:visited-style-name="Index_20_Link">Grease Pencil<text:tab/>23</text:a></text:p>
          <text:p text:style-name="P144"><text:a xlink:type="simple" xlink:href="#__RefHeading___Toc10093_3071204033" text:style-name="Index_20_Link" text:visited-style-name="Index_20_Link">Miscellaneous<text:tab/>23</text:a></text:p>
          <text:p text:style-name="P145"><text:a xlink:type="simple" xlink:href="#__RefHeading___Toc5407_2794962620" text:style-name="Index_20_Link" text:visited-style-name="Index_20_Link">Animation<text:tab/>24</text:a></text:p>
          <text:p text:style-name="P144"><text:a xlink:type="simple" xlink:href="#__RefHeading___Toc5409_2794962620" text:style-name="Index_20_Link" text:visited-style-name="Index_20_Link">Timeline<text:tab/>25</text:a></text:p>
          <text:p text:style-name="P145"><text:a xlink:type="simple" xlink:href="#__RefHeading___Toc10752_2400921360" text:style-name="Index_20_Link" text:visited-style-name="Index_20_Link">Addons<text:tab/>27</text:a></text:p>
          <text:p text:style-name="P144"><text:a xlink:type="simple" xlink:href="#__RefHeading___Toc10754_2400921360" text:style-name="Index_20_Link" text:visited-style-name="Index_20_Link">Header<text:tab/>27</text:a></text:p>
          <text:p text:style-name="P145"><text:a xlink:type="simple" xlink:href="#__RefHeading___Toc10756_2400921360" text:style-name="Index_20_Link" text:visited-style-name="Index_20_Link">Input<text:tab/>28</text:a></text:p>
          <text:p text:style-name="P144"><text:a xlink:type="simple" xlink:href="#__RefHeading___Toc10758_2400921360" text:style-name="Index_20_Link" text:visited-style-name="Index_20_Link">Keyboard<text:tab/>28</text:a></text:p>
          <text:p text:style-name="P144"><text:a xlink:type="simple" xlink:href="#__RefHeading___Toc10760_2400921360" text:style-name="Index_20_Link" text:visited-style-name="Index_20_Link">Mouse<text:tab/>28</text:a></text:p>
          <text:p text:style-name="P144"><text:a xlink:type="simple" xlink:href="#__RefHeading___Toc10762_2400921360" text:style-name="Index_20_Link" text:visited-style-name="Index_20_Link">Tablet<text:tab/>29</text:a></text:p>
          <text:p text:style-name="P144"><text:a xlink:type="simple" xlink:href="#__RefHeading___Toc10764_2400921360" text:style-name="Index_20_Link" text:visited-style-name="Index_20_Link">NDOF<text:tab/>29</text:a></text:p>
          <text:p text:style-name="P145"><text:a xlink:type="simple" xlink:href="#__RefHeading___Toc6123_316654319" text:style-name="Index_20_Link" text:visited-style-name="Index_20_Link">Navigation<text:tab/>30</text:a></text:p>
          <text:p text:style-name="P144"><text:a xlink:type="simple" xlink:href="#__RefHeading___Toc6125_316654319" text:style-name="Index_20_Link" text:visited-style-name="Index_20_Link">Orbit &amp; Pan<text:tab/>30</text:a></text:p>
          <text:p text:style-name="P144"><text:a xlink:type="simple" xlink:href="#__RefHeading___Toc6127_316654319" text:style-name="Index_20_Link" text:visited-style-name="Index_20_Link">Zoom<text:tab/>30</text:a></text:p>
          <text:p text:style-name="P144"><text:a xlink:type="simple" xlink:href="#__RefHeading___Toc6129_316654319" text:style-name="Index_20_Link" text:visited-style-name="Index_20_Link">Fly &amp; Walk<text:tab/>31</text:a></text:p>
          <text:p text:style-name="P145"><text:a xlink:type="simple" xlink:href="#__RefHeading___Toc6131_316654319" text:style-name="Index_20_Link" text:visited-style-name="Index_20_Link">Keymap<text:tab/>33</text:a></text:p>
          <text:p text:style-name="P144"><text:soft-page-break/><text:a xlink:type="simple" xlink:href="#__RefHeading___Toc6133_316654319" text:style-name="Index_20_Link" text:visited-style-name="Index_20_Link">Header<text:tab/>33</text:a></text:p>
          <text:p text:style-name="P144"><text:a xlink:type="simple" xlink:href="#__RefHeading___Toc6475_3219697335" text:style-name="Index_20_Link" text:visited-style-name="Index_20_Link">Key map Editor<text:tab/>33</text:a></text:p>
          <text:p text:style-name="P145"><text:a xlink:type="simple" xlink:href="#__RefHeading___Toc6477_3219697335" text:style-name="Index_20_Link" text:visited-style-name="Index_20_Link">System<text:tab/>35</text:a></text:p>
          <text:p text:style-name="P144"><text:a xlink:type="simple" xlink:href="#__RefHeading___Toc6479_3219697335" text:style-name="Index_20_Link" text:visited-style-name="Index_20_Link">Cycles Render Devices<text:tab/>35</text:a></text:p>
          <text:p text:style-name="P144"><text:a xlink:type="simple" xlink:href="#__RefHeading___Toc6481_3219697335" text:style-name="Index_20_Link" text:visited-style-name="Index_20_Link">Memory and Limits<text:tab/>36</text:a></text:p>
          <text:p text:style-name="P144"><text:a xlink:type="simple" xlink:href="#__RefHeading___Toc4883_3559627330" text:style-name="Index_20_Link" text:visited-style-name="Index_20_Link">Video Sequencer<text:tab/>37</text:a></text:p>
          <text:p text:style-name="P144"><text:a xlink:type="simple" xlink:href="#__RefHeading___Toc6483_3219697335" text:style-name="Index_20_Link" text:visited-style-name="Index_20_Link">Sound<text:tab/>37</text:a></text:p>
          <text:p text:style-name="P145"><text:a xlink:type="simple" xlink:href="#__RefHeading___Toc6865_159003938" text:style-name="Index_20_Link" text:visited-style-name="Index_20_Link">Save &amp; Load<text:tab/>38</text:a></text:p>
          <text:p text:style-name="P144"><text:a xlink:type="simple" xlink:href="#__RefHeading___Toc6867_159003938" text:style-name="Index_20_Link" text:visited-style-name="Index_20_Link">Blend Files<text:tab/>38</text:a></text:p>
          <text:p text:style-name="P144"><text:a xlink:type="simple" xlink:href="#__RefHeading___Toc6869_159003938" text:style-name="Index_20_Link" text:visited-style-name="Index_20_Link">File Browser<text:tab/>40</text:a></text:p>
          <text:p text:style-name="P145"><text:a xlink:type="simple" xlink:href="#__RefHeading___Toc4671_3954242542" text:style-name="Index_20_Link" text:visited-style-name="Index_20_Link">File Paths<text:tab/>41</text:a></text:p>
          <text:p text:style-name="P144"><text:a xlink:type="simple" xlink:href="#__RefHeading___Toc4673_3954242542" text:style-name="Index_20_Link" text:visited-style-name="Index_20_Link">Data<text:tab/>41</text:a></text:p>
          <text:p text:style-name="P144"><text:a xlink:type="simple" xlink:href="#__RefHeading___Toc4681_3954242542" text:style-name="Index_20_Link" text:visited-style-name="Index_20_Link">Render<text:tab/>42</text:a></text:p>
          <text:p text:style-name="P144"><text:a xlink:type="simple" xlink:href="#__RefHeading___Toc4687_3954242542" text:style-name="Index_20_Link" text:visited-style-name="Index_20_Link">Applications<text:tab/>42</text:a></text:p>
          <text:p text:style-name="P144"><text:a xlink:type="simple" xlink:href="#__RefHeading___Toc4691_3954242542" text:style-name="Index_20_Link" text:visited-style-name="Index_20_Link">Development<text:tab/>42</text:a></text:p>
          <text:p text:style-name="P144"><text:a xlink:type="simple" xlink:href="#__RefHeading___Toc4838_2204379237" text:style-name="Index_20_Link" text:visited-style-name="Index_20_Link">Asset Libraries<text:tab/>42</text:a></text:p>
          <text:p text:style-name="P145"><text:a xlink:type="simple" xlink:href="#__RefHeading___Toc4645_1296128914" text:style-name="Index_20_Link" text:visited-style-name="Index_20_Link">Experimental<text:tab/>43</text:a></text:p>
        </text:index-body>
      </text:table-of-content>
      <text:p text:style-name="P26"/>
      <table:table table:name="Tabelle12" table:style-name="Tabelle12">
        <table:table-column table:style-name="Tabelle12.A"/>
        <table:table-row table:style-name="TableLine2456618240464">
          <table:table-cell table:style-name="Tabelle12.A1" office:value-type="string">
            <text:h text:style-name="P156"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8</text:a></text:p>
          <text:p text:style-name="P144"><text:a xlink:type="simple" xlink:href="#__RefHeading___Toc9885_304919506" text:style-name="Index_20_Link" text:visited-style-name="Index_20_Link">Navigation Sidebar<text:tab/>8</text:a></text:p>
          <text:p text:style-name="P142"><text:a xlink:type="simple" xlink:href="#__RefHeading___Toc4411_3954242542" text:style-name="Index_20_Link" text:visited-style-name="Index_20_Link">Save Preferences menu<text:tab/>8</text:a></text:p>
          <text:p text:style-name="P143"><text:a xlink:type="simple" xlink:href="#__RefHeading___Toc4413_3954242542" text:style-name="Index_20_Link" text:visited-style-name="Index_20_Link">Auto Save preferences<text:tab/>8</text:a></text:p>
          <text:p text:style-name="P143"><text:a xlink:type="simple" xlink:href="#__RefHeading___Toc4415_3954242542" text:style-name="Index_20_Link" text:visited-style-name="Index_20_Link">Save current State<text:tab/>8</text:a></text:p>
          <text:p text:style-name="P143"><text:a xlink:type="simple" xlink:href="#__RefHeading___Toc4417_3954242542" text:style-name="Index_20_Link" text:visited-style-name="Index_20_Link">Revert to Saved<text:tab/>8</text:a></text:p>
          <text:p text:style-name="P143"><text:a xlink:type="simple" xlink:href="#__RefHeading___Toc4419_3954242542" text:style-name="Index_20_Link" text:visited-style-name="Index_20_Link">Load Factory Settings<text:tab/>8</text:a></text:p>
          <text:p text:style-name="P145"><text:a xlink:type="simple" xlink:href="#__RefHeading___Toc2084_2906453973" text:style-name="Index_20_Link" text:visited-style-name="Index_20_Link">Interface Tab<text:tab/>9</text:a></text:p>
          <text:p text:style-name="P144"><text:a xlink:type="simple" xlink:href="#__RefHeading___Toc9887_304919506" text:style-name="Index_20_Link" text:visited-style-name="Index_20_Link">Display Panel<text:tab/>9</text:a></text:p>
          <text:p text:style-name="P142"><text:a xlink:type="simple" xlink:href="#__RefHeading___Toc4421_3954242542" text:style-name="Index_20_Link" text:visited-style-name="Index_20_Link">Resolution Scale<text:tab/>9</text:a></text:p>
          <text:p text:style-name="P142"><text:a xlink:type="simple" xlink:href="#__RefHeading___Toc4423_3954242542" text:style-name="Index_20_Link" text:visited-style-name="Index_20_Link">Line Width<text:tab/>9</text:a></text:p>
          <text:p text:style-name="P142"><text:a xlink:type="simple" xlink:href="#__RefHeading___Toc4425_3954242542" text:style-name="Index_20_Link" text:visited-style-name="Index_20_Link">Splash Screen<text:tab/>9</text:a></text:p>
          <text:p text:style-name="P142"><text:a xlink:type="simple" xlink:href="#__RefHeading___Toc4427_3954242542" text:style-name="Index_20_Link" text:visited-style-name="Index_20_Link">Tool tips<text:tab/>9</text:a></text:p>
          <text:p text:style-name="P142"><text:a xlink:type="simple" xlink:href="#__RefHeading___Toc4429_3954242542" text:style-name="Index_20_Link" text:visited-style-name="Index_20_Link">Python Tool tips<text:tab/>9</text:a></text:p>
          <text:p text:style-name="P142"><text:a xlink:type="simple" xlink:href="#__RefHeading___Toc4431_3954242542" text:style-name="Index_20_Link" text:visited-style-name="Index_20_Link">Developer Extras<text:tab/>10</text:a></text:p>
          <text:p text:style-name="P144"><text:a xlink:type="simple" xlink:href="#__RefHeading___Toc9889_304919506" text:style-name="Index_20_Link" text:visited-style-name="Index_20_Link">Editors Panel<text:tab/>10</text:a></text:p>
          <text:p text:style-name="P142"><text:a xlink:type="simple" xlink:href="#__RefHeading___Toc4435_3954242542" text:style-name="Index_20_Link" text:visited-style-name="Index_20_Link">Region Overlap<text:tab/>10</text:a></text:p>
          <text:p text:style-name="P142"><text:a xlink:type="simple" xlink:href="#__RefHeading___Toc4437_3954242542" text:style-name="Index_20_Link" text:visited-style-name="Index_20_Link">Corner Splitting<text:tab/>10</text:a></text:p>
          <text:p text:style-name="P142"><text:a xlink:type="simple" xlink:href="#__RefHeading___Toc4439_3954242542" text:style-name="Index_20_Link" text:visited-style-name="Index_20_Link">Color Picker Type<text:tab/>10</text:a></text:p>
          <text:p text:style-name="P142"><text:a xlink:type="simple" xlink:href="#__RefHeading___Toc4441_3954242542" text:style-name="Index_20_Link" text:visited-style-name="Index_20_Link">Header Position<text:tab/>10</text:a></text:p>
          <text:p text:style-name="P142"><text:a xlink:type="simple" xlink:href="#__RefHeading___Toc4443_3954242542" text:style-name="Index_20_Link" text:visited-style-name="Index_20_Link">Factor Display Type<text:tab/>10</text:a></text:p>
          <text:p text:style-name="P144"><text:a xlink:type="simple" xlink:href="#__RefHeading___Toc9891_304919506" text:style-name="Index_20_Link" text:visited-style-name="Index_20_Link">Translation Panel<text:tab/>10</text:a></text:p>
          <text:p text:style-name="P142"><text:a xlink:type="simple" xlink:href="#__RefHeading___Toc4445_3954242542" text:style-name="Index_20_Link" text:visited-style-name="Index_20_Link">Language<text:tab/>11</text:a></text:p>
          <text:p text:style-name="P142"><text:a xlink:type="simple" xlink:href="#__RefHeading___Toc4447_3954242542" text:style-name="Index_20_Link" text:visited-style-name="Index_20_Link">Tool tips<text:tab/>11</text:a></text:p>
          <text:p text:style-name="P142"><text:a xlink:type="simple" xlink:href="#__RefHeading___Toc4449_3954242542" text:style-name="Index_20_Link" text:visited-style-name="Index_20_Link">Interface<text:tab/>11</text:a></text:p>
          <text:p text:style-name="P142"><text:a xlink:type="simple" xlink:href="#__RefHeading___Toc4451_3954242542" text:style-name="Index_20_Link" text:visited-style-name="Index_20_Link">New Data<text:tab/>11</text:a></text:p>
          <text:p text:style-name="P144"><text:a xlink:type="simple" xlink:href="#__RefHeading___Toc9893_304919506" text:style-name="Index_20_Link" text:visited-style-name="Index_20_Link">Text Rendering Panel<text:tab/>12</text:a></text:p>
          <text:p text:style-name="P142"><text:a xlink:type="simple" xlink:href="#__RefHeading___Toc4453_3954242542" text:style-name="Index_20_Link" text:visited-style-name="Index_20_Link">Anti Aliasing<text:tab/>12</text:a></text:p>
          <text:p text:style-name="P142"><text:soft-page-break/><text:a xlink:type="simple" xlink:href="#__RefHeading___Toc4455_3954242542" text:style-name="Index_20_Link" text:visited-style-name="Index_20_Link">Hinting<text:tab/>12</text:a></text:p>
          <text:p text:style-name="P144"><text:a xlink:type="simple" xlink:href="#__RefHeading___Toc9646_4219285801" text:style-name="Index_20_Link" text:visited-style-name="Index_20_Link">Interface Font<text:tab/>12</text:a></text:p>
          <text:p text:style-name="P144"><text:a xlink:type="simple" xlink:href="#__RefHeading___Toc36592_9687543391" text:style-name="Index_20_Link" text:visited-style-name="Index_20_Link">Monospace Font<text:tab/>12</text:a></text:p>
          <text:p text:style-name="P144"><text:a xlink:type="simple" xlink:href="#__RefHeading___Toc9895_304919506" text:style-name="Index_20_Link" text:visited-style-name="Index_20_Link">Menus Panel<text:tab/>13</text:a></text:p>
          <text:p text:style-name="P142"><text:a xlink:type="simple" xlink:href="#__RefHeading___Toc4457_3954242542" text:style-name="Index_20_Link" text:visited-style-name="Index_20_Link">Open on Mouse Over<text:tab/>13</text:a></text:p>
          <text:p text:style-name="P143"><text:a xlink:type="simple" xlink:href="#__RefHeading___Toc4459_3954242542" text:style-name="Index_20_Link" text:visited-style-name="Index_20_Link">Top Level<text:tab/>13</text:a></text:p>
          <text:p text:style-name="P143"><text:a xlink:type="simple" xlink:href="#__RefHeading___Toc4461_3954242542" text:style-name="Index_20_Link" text:visited-style-name="Index_20_Link">Sub Level<text:tab/>13</text:a></text:p>
          <text:p text:style-name="P144"><text:a xlink:type="simple" xlink:href="#__RefHeading___Toc4463_3954242542" text:style-name="Index_20_Link" text:visited-style-name="Index_20_Link">Pie Menus<text:tab/>13</text:a></text:p>
          <text:p text:style-name="P143"><text:a xlink:type="simple" xlink:href="#__RefHeading___Toc4465_3954242542" text:style-name="Index_20_Link" text:visited-style-name="Index_20_Link">Animation Timeout<text:tab/>13</text:a></text:p>
          <text:p text:style-name="P143"><text:a xlink:type="simple" xlink:href="#__RefHeading___Toc4467_3954242542" text:style-name="Index_20_Link" text:visited-style-name="Index_20_Link">Top Key Timeout<text:tab/>13</text:a></text:p>
          <text:p text:style-name="P143"><text:a xlink:type="simple" xlink:href="#__RefHeading___Toc4469_3954242542" text:style-name="Index_20_Link" text:visited-style-name="Index_20_Link">Recenter Timeout<text:tab/>13</text:a></text:p>
          <text:p text:style-name="P143"><text:a xlink:type="simple" xlink:href="#__RefHeading___Toc4471_3954242542" text:style-name="Index_20_Link" text:visited-style-name="Index_20_Link">Radius<text:tab/>13</text:a></text:p>
          <text:p text:style-name="P143"><text:a xlink:type="simple" xlink:href="#__RefHeading___Toc4473_3954242542" text:style-name="Index_20_Link" text:visited-style-name="Index_20_Link">Threshold<text:tab/>13</text:a></text:p>
          <text:p text:style-name="P143"><text:a xlink:type="simple" xlink:href="#__RefHeading___Toc4475_3954242542" text:style-name="Index_20_Link" text:visited-style-name="Index_20_Link">Confirm Threshold<text:tab/>13</text:a></text:p>
          <text:p text:style-name="P145"><text:a xlink:type="simple" xlink:href="#__RefHeading___Toc9648_4219285801" text:style-name="Index_20_Link" text:visited-style-name="Index_20_Link">Themes<text:tab/>14</text:a></text:p>
          <text:p text:style-name="P144"><text:a xlink:type="simple" xlink:href="#__RefHeading___Toc9650_4219285801" text:style-name="Index_20_Link" text:visited-style-name="Index_20_Link">Presets<text:tab/>14</text:a></text:p>
          <text:p text:style-name="P142"><text:a xlink:type="simple" xlink:href="#__RefHeading___Toc4477_3954242542" text:style-name="Index_20_Link" text:visited-style-name="Index_20_Link">Create new Theme<text:tab/>14</text:a></text:p>
          <text:p text:style-name="P144"><text:a xlink:type="simple" xlink:href="#__RefHeading___Toc9652_4219285801" text:style-name="Index_20_Link" text:visited-style-name="Index_20_Link">Install<text:tab/>14</text:a></text:p>
          <text:p text:style-name="P144"><text:a xlink:type="simple" xlink:href="#__RefHeading___Toc9654_4219285801" text:style-name="Index_20_Link" text:visited-style-name="Index_20_Link">Reset<text:tab/>14</text:a></text:p>
          <text:p text:style-name="P144"><text:a xlink:type="simple" xlink:href="#__RefHeading___Toc9656_4219285801" text:style-name="Index_20_Link" text:visited-style-name="Index_20_Link">List of Editors<text:tab/>15</text:a></text:p>
          <text:p text:style-name="P145"><text:a xlink:type="simple" xlink:href="#__RefHeading___Toc9735_3562564537" text:style-name="Index_20_Link" text:visited-style-name="Index_20_Link">Viewport<text:tab/>15</text:a></text:p>
          <text:p text:style-name="P144"><text:a xlink:type="simple" xlink:href="#__RefHeading___Toc9737_3562564537" text:style-name="Index_20_Link" text:visited-style-name="Index_20_Link">Display<text:tab/>15</text:a></text:p>
          <text:p text:style-name="P142"><text:a xlink:type="simple" xlink:href="#__RefHeading___Toc4479_3954242542" text:style-name="Index_20_Link" text:visited-style-name="Index_20_Link">Object Info<text:tab/>15</text:a></text:p>
          <text:p text:style-name="P143"><text:a xlink:type="simple" xlink:href="#__RefHeading___Toc4481_3954242542" text:style-name="Index_20_Link" text:visited-style-name="Index_20_Link">View Name<text:tab/>15</text:a></text:p>
          <text:p text:style-name="P143"><text:a xlink:type="simple" xlink:href="#__RefHeading___Toc4483_3954242542" text:style-name="Index_20_Link" text:visited-style-name="Index_20_Link">Playback FPS<text:tab/>15</text:a></text:p>
          <text:p text:style-name="P143"><text:a xlink:type="simple" xlink:href="#__RefHeading___Toc4485_3954242542" text:style-name="Index_20_Link" text:visited-style-name="Index_20_Link">Gizmo Size<text:tab/>16</text:a></text:p>
          <text:p text:style-name="P143"><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6</text:a></text:p>
          <text:p text:style-name="P143"><text:a xlink:type="simple" xlink:href="#__RefHeading___Toc11518_260093420" text:style-name="Index_20_Link" text:visited-style-name="Index_20_Link">3D Viewport Axis<text:tab/>16</text:a></text:p>
          <text:p text:style-name="P146"><text:a xlink:type="simple" xlink:href="#__RefHeading___Toc11520_260093420" text:style-name="Index_20_Link" text:visited-style-name="Index_20_Link">Off<text:tab/>16</text:a></text:p>
          <text:p text:style-name="P146"><text:a xlink:type="simple" xlink:href="#__RefHeading___Toc11522_260093420" text:style-name="Index_20_Link" text:visited-style-name="Index_20_Link">Simple Axis<text:tab/>16</text:a></text:p>
          <text:p text:style-name="P147"><text:a xlink:type="simple" xlink:href="#__RefHeading___Toc11524_260093420" text:style-name="Index_20_Link" text:visited-style-name="Index_20_Link">Size<text:tab/>16</text:a></text:p>
          <text:p text:style-name="P147"><text:a xlink:type="simple" xlink:href="#__RefHeading___Toc11526_260093420" text:style-name="Index_20_Link" text:visited-style-name="Index_20_Link">Brightness<text:tab/>16</text:a></text:p>
          <text:p text:style-name="P146"><text:a xlink:type="simple" xlink:href="#__RefHeading___Toc11528_260093420" text:style-name="Index_20_Link" text:visited-style-name="Index_20_Link">Interactive Navigation<text:tab/>16</text:a></text:p>
          <text:p text:style-name="P147"><text:a xlink:type="simple" xlink:href="#__RefHeading___Toc4841_922134893" text:style-name="Index_20_Link" text:visited-style-name="Index_20_Link">Size<text:tab/>16</text:a></text:p>
          <text:p text:style-name="P144"><text:a xlink:type="simple" xlink:href="#__RefHeading___Toc9739_3562564537" text:style-name="Index_20_Link" text:visited-style-name="Index_20_Link">Quality<text:tab/>16</text:a></text:p>
          <text:p text:style-name="P142"><text:a xlink:type="simple" xlink:href="#__RefHeading___Toc4489_3954242542" text:style-name="Index_20_Link" text:visited-style-name="Index_20_Link">Viewport Anti-Aliasing<text:tab/>16</text:a></text:p>
          <text:p text:style-name="P142"><text:a xlink:type="simple" xlink:href="#__RefHeading___Toc4491_3954242542" text:style-name="Index_20_Link" text:visited-style-name="Index_20_Link">Multi sampling<text:tab/>17</text:a></text:p>
          <text:p text:style-name="P142"><text:a xlink:type="simple" xlink:href="#__RefHeading___Toc4493_3954242542" text:style-name="Index_20_Link" text:visited-style-name="Index_20_Link">Grease Pencil Multi sampling<text:tab/>17</text:a></text:p>
          <text:p text:style-name="P142"><text:a xlink:type="simple" xlink:href="#__RefHeading___Toc4495_3954242542" text:style-name="Index_20_Link" text:visited-style-name="Index_20_Link">Edit Mode Smooth Wires<text:tab/>17</text:a></text:p>
          <text:p text:style-name="P144"><text:a xlink:type="simple" xlink:href="#__RefHeading___Toc9741_3562564537" text:style-name="Index_20_Link" text:visited-style-name="Index_20_Link">Textures<text:tab/>17</text:a></text:p>
          <text:p text:style-name="P142"><text:a xlink:type="simple" xlink:href="#__RefHeading___Toc4497_3954242542" text:style-name="Index_20_Link" text:visited-style-name="Index_20_Link">Limit Size<text:tab/>17</text:a></text:p>
          <text:p text:style-name="P142"><text:a xlink:type="simple" xlink:href="#__RefHeading___Toc4499_3954242542" text:style-name="Index_20_Link" text:visited-style-name="Index_20_Link">Anisotropic Filtering<text:tab/>17</text:a></text:p>
          <text:p text:style-name="P142"><text:a xlink:type="simple" xlink:href="#__RefHeading___Toc4501_3954242542" text:style-name="Index_20_Link" text:visited-style-name="Index_20_Link">Clip Alpha<text:tab/>17</text:a></text:p>
          <text:p text:style-name="P142"><text:a xlink:type="simple" xlink:href="#__RefHeading___Toc4503_3954242542" text:style-name="Index_20_Link" text:visited-style-name="Index_20_Link">Image Display Method<text:tab/>17</text:a></text:p>
          <text:p text:style-name="P144"><text:a xlink:type="simple" xlink:href="#__RefHeading___Toc9743_3562564537" text:style-name="Index_20_Link" text:visited-style-name="Index_20_Link">Selection<text:tab/>17</text:a></text:p>
          <text:p text:style-name="P145"><text:a xlink:type="simple" xlink:href="#__RefHeading___Toc9943_531186970" text:style-name="Index_20_Link" text:visited-style-name="Index_20_Link">Lights<text:tab/>18</text:a></text:p>
          <text:p text:style-name="P144"><text:a xlink:type="simple" xlink:href="#__RefHeading___Toc9945_531186970" text:style-name="Index_20_Link" text:visited-style-name="Index_20_Link">Studio Lights<text:tab/>18</text:a></text:p>
          <text:p text:style-name="P142"><text:a xlink:type="simple" xlink:href="#__RefHeading___Toc4505_3954242542" text:style-name="Index_20_Link" text:visited-style-name="Index_20_Link">Install<text:tab/>18</text:a></text:p>
          <text:p text:style-name="P142"><text:a xlink:type="simple" xlink:href="#__RefHeading___Toc4507_3954242542" text:style-name="Index_20_Link" text:visited-style-name="Index_20_Link">Preview Window<text:tab/>18</text:a></text:p>
          <text:p text:style-name="P143"><text:a xlink:type="simple" xlink:href="#__RefHeading___Toc4509_3954242542" text:style-name="Index_20_Link" text:visited-style-name="Index_20_Link">Delete Studio Light<text:tab/>18</text:a></text:p>
          <text:p text:style-name="P143"><text:a xlink:type="simple" xlink:href="#__RefHeading___Toc4511_3954242542" text:style-name="Index_20_Link" text:visited-style-name="Index_20_Link">Copy Studio Light settings to the Studio Light Editor<text:tab/>18</text:a></text:p>
          <text:p text:style-name="P142"><text:a xlink:type="simple" xlink:href="#__RefHeading___Toc4513_3954242542" text:style-name="Index_20_Link" text:visited-style-name="Index_20_Link">Edit Studio Light<text:tab/>19</text:a></text:p>
          <text:p text:style-name="P142"><text:a xlink:type="simple" xlink:href="#__RefHeading___Toc4515_3954242542" text:style-name="Index_20_Link" text:visited-style-name="Index_20_Link">Save as Studio Light<text:tab/>19</text:a></text:p>
          <text:p text:style-name="P142"><text:soft-page-break/><text:a xlink:type="simple" xlink:href="#__RefHeading___Toc4517_3954242542" text:style-name="Index_20_Link" text:visited-style-name="Index_20_Link">Use Light<text:tab/>19</text:a></text:p>
          <text:p text:style-name="P142"><text:a xlink:type="simple" xlink:href="#__RefHeading___Toc4519_3954242542" text:style-name="Index_20_Link" text:visited-style-name="Index_20_Link">Diffuse<text:tab/>19</text:a></text:p>
          <text:p text:style-name="P142"><text:a xlink:type="simple" xlink:href="#__RefHeading___Toc4521_3954242542" text:style-name="Index_20_Link" text:visited-style-name="Index_20_Link">Specular<text:tab/>19</text:a></text:p>
          <text:p text:style-name="P142"><text:a xlink:type="simple" xlink:href="#__RefHeading___Toc4523_3954242542" text:style-name="Index_20_Link" text:visited-style-name="Index_20_Link">Smooth<text:tab/>19</text:a></text:p>
          <text:p text:style-name="P142"><text:a xlink:type="simple" xlink:href="#__RefHeading___Toc4525_3954242542" text:style-name="Index_20_Link" text:visited-style-name="Index_20_Link">Direction<text:tab/>19</text:a></text:p>
          <text:p text:style-name="P144"><text:a xlink:type="simple" xlink:href="#__RefHeading___Toc9947_531186970" text:style-name="Index_20_Link" text:visited-style-name="Index_20_Link">MatCaps<text:tab/>19</text:a></text:p>
          <text:p text:style-name="P144"><text:a xlink:type="simple" xlink:href="#__RefHeading___Toc9949_531186970" text:style-name="Index_20_Link" text:visited-style-name="Index_20_Link">LookDevHDRI's<text:tab/>19</text:a></text:p>
          <text:p text:style-name="P145"><text:a xlink:type="simple" xlink:href="#__RefHeading___Toc413_1378830291" text:style-name="Index_20_Link" text:visited-style-name="Index_20_Link">Editing<text:tab/>20</text:a></text:p>
          <text:p text:style-name="P144"><text:a xlink:type="simple" xlink:href="#__RefHeading___Toc10075_3071204033" text:style-name="Index_20_Link" text:visited-style-name="Index_20_Link">Objects<text:tab/>20</text:a></text:p>
          <text:p text:style-name="P142"><text:a xlink:type="simple" xlink:href="#__RefHeading___Toc4611_3871393058" text:style-name="Index_20_Link" text:visited-style-name="Index_20_Link">New Objects<text:tab/>20</text:a></text:p>
          <text:p text:style-name="P143"><text:a xlink:type="simple" xlink:href="#__RefHeading___Toc10077_3071204033" text:style-name="Index_20_Link" text:visited-style-name="Index_20_Link">Link Materials To<text:tab/>20</text:a></text:p>
          <text:p text:style-name="P146"><text:a xlink:type="simple" xlink:href="#__RefHeading___Toc2439_586671276" text:style-name="Index_20_Link" text:visited-style-name="Index_20_Link">ObData<text:tab/>20</text:a></text:p>
          <text:p text:style-name="P146"><text:a xlink:type="simple" xlink:href="#__RefHeading___Toc2441_586671276" text:style-name="Index_20_Link" text:visited-style-name="Index_20_Link">Object<text:tab/>20</text:a></text:p>
          <text:p text:style-name="P143"><text:a xlink:type="simple" xlink:href="#__RefHeading___Toc10079_3071204033" text:style-name="Index_20_Link" text:visited-style-name="Index_20_Link">Align To<text:tab/>21</text:a></text:p>
          <text:p text:style-name="P146"><text:a xlink:type="simple" xlink:href="#__RefHeading___Toc2447_586671276" text:style-name="Index_20_Link" text:visited-style-name="Index_20_Link">World<text:tab/>21</text:a></text:p>
          <text:p text:style-name="P146"><text:a xlink:type="simple" xlink:href="#__RefHeading___Toc2449_586671276" text:style-name="Index_20_Link" text:visited-style-name="Index_20_Link">View<text:tab/>21</text:a></text:p>
          <text:p text:style-name="P143"><text:a xlink:type="simple" xlink:href="#__RefHeading___Toc10081_3071204033" text:style-name="Index_20_Link" text:visited-style-name="Index_20_Link">Enter Edit Mode<text:tab/>21</text:a></text:p>
          <text:p text:style-name="P143"><text:a xlink:type="simple" xlink:href="#__RefHeading___Toc4623_1528236393" text:style-name="Index_20_Link" text:visited-style-name="Index_20_Link">Instance Empty Size<text:tab/>21</text:a></text:p>
          <text:p text:style-name="P142"><text:a xlink:type="simple" xlink:href="#__RefHeading___Toc10083_3071204033" text:style-name="Index_20_Link" text:visited-style-name="Index_20_Link">Duplicate Data<text:tab/>21</text:a></text:p>
          <text:p text:style-name="P144"><text:a xlink:type="simple" xlink:href="#__RefHeading___Toc10085_3071204033" text:style-name="Index_20_Link" text:visited-style-name="Index_20_Link">3D Cursor<text:tab/>21</text:a></text:p>
          <text:p text:style-name="P142"><text:a xlink:type="simple" xlink:href="#__RefHeading___Toc4527_3954242542" text:style-name="Index_20_Link" text:visited-style-name="Index_20_Link">Cursor Surface Project<text:tab/>21</text:a></text:p>
          <text:p text:style-name="P142"><text:a xlink:type="simple" xlink:href="#__RefHeading___Toc4529_3954242542" text:style-name="Index_20_Link" text:visited-style-name="Index_20_Link">Cursor Lock Adjust<text:tab/>21</text:a></text:p>
          <text:p text:style-name="P144"><text:a xlink:type="simple" xlink:href="#__RefHeading___Toc10087_3071204033" text:style-name="Index_20_Link" text:visited-style-name="Index_20_Link">Annotations<text:tab/>21</text:a></text:p>
          <text:p text:style-name="P142"><text:a xlink:type="simple" xlink:href="#__RefHeading___Toc4531_3954242542" text:style-name="Index_20_Link" text:visited-style-name="Index_20_Link">Default Color<text:tab/>21</text:a></text:p>
          <text:p text:style-name="P142"><text:a xlink:type="simple" xlink:href="#__RefHeading___Toc4533_3954242542" text:style-name="Index_20_Link" text:visited-style-name="Index_20_Link">Eraser radius<text:tab/>21</text:a></text:p>
          <text:p text:style-name="P142"><text:a xlink:type="simple" xlink:href="#__RefHeading___Toc4535_3954242542" text:style-name="Index_20_Link" text:visited-style-name="Index_20_Link">Simplify Stroke<text:tab/>21</text:a></text:p>
          <text:p text:style-name="P144"><text:a xlink:type="simple" xlink:href="#__RefHeading___Toc10089_3071204033" text:style-name="Index_20_Link" text:visited-style-name="Index_20_Link">Weight Paint<text:tab/>22</text:a></text:p>
          <text:p text:style-name="P142"><text:a xlink:type="simple" xlink:href="#__RefHeading___Toc4537_3954242542" text:style-name="Index_20_Link" text:visited-style-name="Index_20_Link">Use Custom Colors<text:tab/>22</text:a></text:p>
          <text:p text:style-name="P143"><text:a xlink:type="simple" xlink:href="#__RefHeading___Toc4539_3954242542" text:style-name="Index_20_Link" text:visited-style-name="Index_20_Link">Tools Menu<text:tab/>22</text:a></text:p>
          <text:p text:style-name="P143"><text:a xlink:type="simple" xlink:href="#__RefHeading___Toc4541_3954242542" text:style-name="Index_20_Link" text:visited-style-name="Index_20_Link">Background Color<text:tab/>23</text:a></text:p>
          <text:p text:style-name="P143"><text:a xlink:type="simple" xlink:href="#__RefHeading___Toc4543_3954242542" text:style-name="Index_20_Link" text:visited-style-name="Index_20_Link">Gradient Stroke Mode<text:tab/>23</text:a></text:p>
          <text:p text:style-name="P144"><text:a xlink:type="simple" xlink:href="#__RefHeading___Toc10091_3071204033" text:style-name="Index_20_Link" text:visited-style-name="Index_20_Link">Grease Pencil<text:tab/>23</text:a></text:p>
          <text:p text:style-name="P142"><text:a xlink:type="simple" xlink:href="#__RefHeading___Toc4545_3954242542" text:style-name="Index_20_Link" text:visited-style-name="Index_20_Link">Manhattan Distance<text:tab/>23</text:a></text:p>
          <text:p text:style-name="P142"><text:a xlink:type="simple" xlink:href="#__RefHeading___Toc2461_5866712761" text:style-name="Index_20_Link" text:visited-style-name="Index_20_Link">Euclidean Distance<text:tab/>23</text:a></text:p>
          <text:p text:style-name="P144"><text:a xlink:type="simple" xlink:href="#__RefHeading___Toc10093_3071204033" text:style-name="Index_20_Link" text:visited-style-name="Index_20_Link">Miscellaneous<text:tab/>23</text:a></text:p>
          <text:p text:style-name="P142"><text:a xlink:type="simple" xlink:href="#__RefHeading___Toc2709_36165146711" text:style-name="Index_20_Link" text:visited-style-name="Index_20_Link">Sculpt Overlay Color<text:tab/>24</text:a></text:p>
          <text:p text:style-name="P142"><text:a xlink:type="simple" xlink:href="#__RefHeading___Toc4547_3954242542" text:style-name="Index_20_Link" text:visited-style-name="Index_20_Link">Node Auto Offset Margin<text:tab/>24</text:a></text:p>
          <text:p text:style-name="P145"><text:a xlink:type="simple" xlink:href="#__RefHeading___Toc5407_2794962620" text:style-name="Index_20_Link" text:visited-style-name="Index_20_Link">Animation<text:tab/>24</text:a></text:p>
          <text:p text:style-name="P144"><text:a xlink:type="simple" xlink:href="#__RefHeading___Toc5409_2794962620" text:style-name="Index_20_Link" text:visited-style-name="Index_20_Link">Timeline<text:tab/>25</text:a></text:p>
          <text:p text:style-name="P142"><text:a xlink:type="simple" xlink:href="#__RefHeading___Toc4549_3954242542" text:style-name="Index_20_Link" text:visited-style-name="Index_20_Link">Allow negative Frames<text:tab/>25</text:a></text:p>
          <text:p text:style-name="P142"><text:a xlink:type="simple" xlink:href="#__RefHeading___Toc4551_3954242542" text:style-name="Index_20_Link" text:visited-style-name="Index_20_Link">Minimum Grid Spacing<text:tab/>25</text:a></text:p>
          <text:p text:style-name="P142"><text:a xlink:type="simple" xlink:href="#__RefHeading___Toc2426_2252937503" text:style-name="Index_20_Link" text:visited-style-name="Index_20_Link">Time Code Style<text:tab/>25</text:a></text:p>
          <text:p text:style-name="P142"><text:a xlink:type="simple" xlink:href="#__RefHeading___Toc2428_2252937503" text:style-name="Index_20_Link" text:visited-style-name="Index_20_Link">Zoom To Frame Type<text:tab/>25</text:a></text:p>
          <text:p text:style-name="P142"><text:a xlink:type="simple" xlink:href="#__RefHeading___Toc4553_3954242542" text:style-name="Index_20_Link" text:visited-style-name="Index_20_Link">Keyframes<text:tab/>25</text:a></text:p>
          <text:p text:style-name="P143"><text:a xlink:type="simple" xlink:href="#__RefHeading___Toc4555_3954242542" text:style-name="Index_20_Link" text:visited-style-name="Index_20_Link">Visual Keying<text:tab/>25</text:a></text:p>
          <text:p text:style-name="P143"><text:a xlink:type="simple" xlink:href="#__RefHeading___Toc2693_36165146711" text:style-name="Index_20_Link" text:visited-style-name="Index_20_Link">Only Insert Needed<text:tab/>25</text:a></text:p>
          <text:p text:style-name="P146"><text:a xlink:type="simple" xlink:href="#__RefHeading___Toc4557_3954242542" text:style-name="Index_20_Link" text:visited-style-name="Index_20_Link">Auto Keyframing<text:tab/>25</text:a></text:p>
          <text:p text:style-name="P147"><text:a xlink:type="simple" xlink:href="#__RefHeading___Toc4559_3954242542" text:style-name="Index_20_Link" text:visited-style-name="Index_20_Link">Show Warning<text:tab/>25</text:a></text:p>
          <text:p text:style-name="P147"><text:a xlink:type="simple" xlink:href="#__RefHeading___Toc2699_36165146711" text:style-name="Index_20_Link" text:visited-style-name="Index_20_Link">Only Insert Available<text:tab/>25</text:a></text:p>
          <text:p text:style-name="P147"><text:a xlink:type="simple" xlink:href="#__RefHeading___Toc4561_3954242542" text:style-name="Index_20_Link" text:visited-style-name="Index_20_Link">Enable in new scenes<text:tab/>26</text:a></text:p>
          <text:p text:style-name="P142"><text:a xlink:type="simple" xlink:href="#__RefHeading___Toc4563_3954242542" text:style-name="Index_20_Link" text:visited-style-name="Index_20_Link">F-Curves<text:tab/>26</text:a></text:p>
          <text:p text:style-name="P143"><text:a xlink:type="simple" xlink:href="#__RefHeading___Toc4565_3954242542" text:style-name="Index_20_Link" text:visited-style-name="Index_20_Link">Unselected Opacity<text:tab/>26</text:a></text:p>
          <text:p text:style-name="P143"><text:a xlink:type="simple" xlink:href="#__RefHeading___Toc6198_824677353" text:style-name="Index_20_Link" text:visited-style-name="Index_20_Link">Default Smoothing Mode<text:tab/>26</text:a></text:p>
          <text:p text:style-name="P143"><text:soft-page-break/><text:a xlink:type="simple" xlink:href="#__RefHeading___Toc4567_3954242542" text:style-name="Index_20_Link" text:visited-style-name="Index_20_Link">Default Interpolation<text:tab/>26</text:a></text:p>
          <text:p text:style-name="P143"><text:a xlink:type="simple" xlink:href="#__RefHeading___Toc2703_36165146711" text:style-name="Index_20_Link" text:visited-style-name="Index_20_Link">Default Handles<text:tab/>26</text:a></text:p>
          <text:p text:style-name="P143"><text:a xlink:type="simple" xlink:href="#__RefHeading___Toc2705_36165146711" text:style-name="Index_20_Link" text:visited-style-name="Index_20_Link">XYZ to RGB<text:tab/>26</text:a></text:p>
          <text:p text:style-name="P143"><text:a xlink:type="simple" xlink:href="#__RefHeading___Toc6200_824677353" text:style-name="Index_20_Link" text:visited-style-name="Index_20_Link">Channel Group Colors<text:tab/>26</text:a></text:p>
          <text:p text:style-name="P145"><text:a xlink:type="simple" xlink:href="#__RefHeading___Toc10752_2400921360" text:style-name="Index_20_Link" text:visited-style-name="Index_20_Link">Addons<text:tab/>27</text:a></text:p>
          <text:p text:style-name="P144"><text:a xlink:type="simple" xlink:href="#__RefHeading___Toc10754_2400921360" text:style-name="Index_20_Link" text:visited-style-name="Index_20_Link">Header<text:tab/>27</text:a></text:p>
          <text:p text:style-name="P143"><text:a xlink:type="simple" xlink:href="#__RefHeading___Toc4569_3954242542" text:style-name="Index_20_Link" text:visited-style-name="Index_20_Link">Official / Community / Testing<text:tab/>27</text:a></text:p>
          <text:p text:style-name="P143"><text:a xlink:type="simple" xlink:href="#__RefHeading___Toc2633_39510115311" text:style-name="Index_20_Link" text:visited-style-name="Index_20_Link">Install Add-on<text:tab/>27</text:a></text:p>
          <text:p text:style-name="P143"><text:a xlink:type="simple" xlink:href="#__RefHeading___Toc2635_39510115311" text:style-name="Index_20_Link" text:visited-style-name="Index_20_Link">Refresh<text:tab/>27</text:a></text:p>
          <text:p text:style-name="P143"><text:a xlink:type="simple" xlink:href="#__RefHeading___Toc4571_3954242542" text:style-name="Index_20_Link" text:visited-style-name="Index_20_Link">Category<text:tab/>27</text:a></text:p>
          <text:p text:style-name="P142"><text:a xlink:type="simple" xlink:href="#__RefHeading___Toc4573_3954242542" text:style-name="Index_20_Link" text:visited-style-name="Index_20_Link">Search<text:tab/>27</text:a></text:p>
          <text:p text:style-name="P143"><text:a xlink:type="simple" xlink:href="#__RefHeading___Toc4575_3954242542" text:style-name="Index_20_Link" text:visited-style-name="Index_20_Link">List of Addons<text:tab/>28</text:a></text:p>
          <text:p text:style-name="P145"><text:a xlink:type="simple" xlink:href="#__RefHeading___Toc10756_2400921360" text:style-name="Index_20_Link" text:visited-style-name="Index_20_Link">Input<text:tab/>28</text:a></text:p>
          <text:p text:style-name="P144"><text:a xlink:type="simple" xlink:href="#__RefHeading___Toc10758_2400921360" text:style-name="Index_20_Link" text:visited-style-name="Index_20_Link">Keyboard<text:tab/>28</text:a></text:p>
          <text:p text:style-name="P142"><text:a xlink:type="simple" xlink:href="#__RefHeading___Toc4577_3954242542" text:style-name="Index_20_Link" text:visited-style-name="Index_20_Link">Emulate Numpad<text:tab/>28</text:a></text:p>
          <text:p text:style-name="P142"><text:a xlink:type="simple" xlink:href="#__RefHeading___Toc4579_3954242542" text:style-name="Index_20_Link" text:visited-style-name="Index_20_Link">Default to advanced numeric input<text:tab/>28</text:a></text:p>
          <text:p text:style-name="P144"><text:a xlink:type="simple" xlink:href="#__RefHeading___Toc10760_2400921360" text:style-name="Index_20_Link" text:visited-style-name="Index_20_Link">Mouse<text:tab/>28</text:a></text:p>
          <text:p text:style-name="P143"><text:a xlink:type="simple" xlink:href="#__RefHeading___Toc4581_3954242542" text:style-name="Index_20_Link" text:visited-style-name="Index_20_Link">Emulate 3 Button Mouse<text:tab/>28</text:a></text:p>
          <text:p text:style-name="P144"><text:a xlink:type="simple" xlink:href="#__RefHeading___Toc10762_2400921360" text:style-name="Index_20_Link" text:visited-style-name="Index_20_Link">Tablet<text:tab/>29</text:a></text:p>
          <text:p text:style-name="P142"><text:a xlink:type="simple" xlink:href="#__RefHeading___Toc4583_3954242542" text:style-name="Index_20_Link" text:visited-style-name="Index_20_Link">Tablet API<text:tab/>29</text:a></text:p>
          <text:p text:style-name="P142"><text:a xlink:type="simple" xlink:href="#__RefHeading___Toc4585_3954242542" text:style-name="Index_20_Link" text:visited-style-name="Index_20_Link">Max Threshold<text:tab/>29</text:a></text:p>
          <text:p text:style-name="P142"><text:a xlink:type="simple" xlink:href="#__RefHeading___Toc4587_3954242542" text:style-name="Index_20_Link" text:visited-style-name="Index_20_Link">Softness<text:tab/>29</text:a></text:p>
          <text:p text:style-name="P144"><text:a xlink:type="simple" xlink:href="#__RefHeading___Toc10764_2400921360" text:style-name="Index_20_Link" text:visited-style-name="Index_20_Link">NDOF<text:tab/>29</text:a></text:p>
          <text:p text:style-name="P143"><text:a xlink:type="simple" xlink:href="#__RefHeading___Toc4589_3954242542" text:style-name="Index_20_Link" text:visited-style-name="Index_20_Link">Pan Sensitivity<text:tab/>29</text:a></text:p>
          <text:p text:style-name="P143"><text:a xlink:type="simple" xlink:href="#__RefHeading___Toc2601_39510115311" text:style-name="Index_20_Link" text:visited-style-name="Index_20_Link">Orbit Sensitivity<text:tab/>29</text:a></text:p>
          <text:p text:style-name="P143"><text:a xlink:type="simple" xlink:href="#__RefHeading___Toc2603_39510115311" text:style-name="Index_20_Link" text:visited-style-name="Index_20_Link">Deadzone<text:tab/>29</text:a></text:p>
          <text:p text:style-name="P143"><text:a xlink:type="simple" xlink:href="#__RefHeading___Toc2605_39510115311" text:style-name="Index_20_Link" text:visited-style-name="Index_20_Link">Ndof View Navigate<text:tab/>29</text:a></text:p>
          <text:p text:style-name="P143"><text:a xlink:type="simple" xlink:href="#__RefHeading___Toc2607_39510115311" text:style-name="Index_20_Link" text:visited-style-name="Index_20_Link">Ndof View Rotation<text:tab/>29</text:a></text:p>
          <text:p text:style-name="P145"><text:a xlink:type="simple" xlink:href="#__RefHeading___Toc6123_316654319" text:style-name="Index_20_Link" text:visited-style-name="Index_20_Link">Navigation<text:tab/>30</text:a></text:p>
          <text:p text:style-name="P144"><text:a xlink:type="simple" xlink:href="#__RefHeading___Toc6125_316654319" text:style-name="Index_20_Link" text:visited-style-name="Index_20_Link">Orbit &amp; Pan<text:tab/>30</text:a></text:p>
          <text:p text:style-name="P142"><text:a xlink:type="simple" xlink:href="#__RefHeading___Toc4591_3954242542" text:style-name="Index_20_Link" text:visited-style-name="Index_20_Link">Orbit Method<text:tab/>30</text:a></text:p>
          <text:p text:style-name="P142"><text:a xlink:type="simple" xlink:href="#__RefHeading___Toc4593_3954242542" text:style-name="Index_20_Link" text:visited-style-name="Index_20_Link">Orbit around selection<text:tab/>30</text:a></text:p>
          <text:p text:style-name="P143"><text:a xlink:type="simple" xlink:href="#__RefHeading___Toc4595_3954242542" text:style-name="Index_20_Link" text:visited-style-name="Index_20_Link">Auto Perspective<text:tab/>30</text:a></text:p>
          <text:p text:style-name="P143"><text:a xlink:type="simple" xlink:href="#__RefHeading___Toc4597_3954242542" text:style-name="Index_20_Link" text:visited-style-name="Index_20_Link">Auto Depth<text:tab/>30</text:a></text:p>
          <text:p text:style-name="P143"><text:a xlink:type="simple" xlink:href="#__RefHeading___Toc4599_3954242542" text:style-name="Index_20_Link" text:visited-style-name="Index_20_Link">Smooth View<text:tab/>30</text:a></text:p>
          <text:p text:style-name="P143"><text:a xlink:type="simple" xlink:href="#__RefHeading___Toc2420_2252937503" text:style-name="Index_20_Link" text:visited-style-name="Index_20_Link">Rotation Angle<text:tab/>30</text:a></text:p>
          <text:p text:style-name="P144"><text:a xlink:type="simple" xlink:href="#__RefHeading___Toc6127_316654319" text:style-name="Index_20_Link" text:visited-style-name="Index_20_Link">Zoom<text:tab/>30</text:a></text:p>
          <text:p text:style-name="P142"><text:a xlink:type="simple" xlink:href="#__RefHeading___Toc4601_3954242542" text:style-name="Index_20_Link" text:visited-style-name="Index_20_Link">Zoom Method<text:tab/>31</text:a></text:p>
          <text:p text:style-name="P143"><text:a xlink:type="simple" xlink:href="#__RefHeading___Toc4859_3380975463" text:style-name="Index_20_Link" text:visited-style-name="Index_20_Link">Continue<text:tab/>31</text:a></text:p>
          <text:p text:style-name="P143"><text:a xlink:type="simple" xlink:href="#__RefHeading___Toc4861_3380975463" text:style-name="Index_20_Link" text:visited-style-name="Index_20_Link">Dolly<text:tab/>31</text:a></text:p>
          <text:p text:style-name="P143"><text:a xlink:type="simple" xlink:href="#__RefHeading___Toc2565_39510115311" text:style-name="Index_20_Link" text:visited-style-name="Index_20_Link">Scale<text:tab/>31</text:a></text:p>
          <text:p text:style-name="P142"><text:a xlink:type="simple" xlink:href="#__RefHeading___Toc4603_3954242542" text:style-name="Index_20_Link" text:visited-style-name="Index_20_Link">Zoom Axis<text:tab/>31</text:a></text:p>
          <text:p text:style-name="P142"><text:a xlink:type="simple" xlink:href="#__RefHeading___Toc4605_3954242542" text:style-name="Index_20_Link" text:visited-style-name="Index_20_Link">Invert Mouse Zoom Direction<text:tab/>31</text:a></text:p>
          <text:p text:style-name="P142"><text:a xlink:type="simple" xlink:href="#__RefHeading___Toc2575_39510115311" text:style-name="Index_20_Link" text:visited-style-name="Index_20_Link">Invert Wheel Zoom Direction<text:tab/>31</text:a></text:p>
          <text:p text:style-name="P143"><text:a xlink:type="simple" xlink:href="#__RefHeading___Toc4607_3954242542" text:style-name="Index_20_Link" text:visited-style-name="Index_20_Link">Zoom to Mouse Position<text:tab/>31</text:a></text:p>
          <text:p text:style-name="P144"><text:a xlink:type="simple" xlink:href="#__RefHeading___Toc6129_316654319" text:style-name="Index_20_Link" text:visited-style-name="Index_20_Link">Fly &amp; Walk<text:tab/>31</text:a></text:p>
          <text:p text:style-name="P142"><text:a xlink:type="simple" xlink:href="#__RefHeading___Toc4609_3954242542" text:style-name="Index_20_Link" text:visited-style-name="Index_20_Link">View Navigation<text:tab/>31</text:a></text:p>
          <text:p text:style-name="P142"><text:a xlink:type="simple" xlink:href="#__RefHeading___Toc4613_3954242542" text:style-name="Index_20_Link" text:visited-style-name="Index_20_Link">Walk<text:tab/>32</text:a></text:p>
          <text:p text:style-name="P143"><text:a xlink:type="simple" xlink:href="#__RefHeading___Toc4615_3954242542" text:style-name="Index_20_Link" text:visited-style-name="Index_20_Link">Reverse Mouse<text:tab/>32</text:a></text:p>
          <text:p text:style-name="P143"><text:a xlink:type="simple" xlink:href="#__RefHeading___Toc2583_39510115311" text:style-name="Index_20_Link" text:visited-style-name="Index_20_Link">Mouse Sensitivity<text:tab/>32</text:a></text:p>
          <text:p text:style-name="P143"><text:a xlink:type="simple" xlink:href="#__RefHeading___Toc2585_39510115311" text:style-name="Index_20_Link" text:visited-style-name="Index_20_Link">Teleport Duration<text:tab/>32</text:a></text:p>
          <text:p text:style-name="P143"><text:a xlink:type="simple" xlink:href="#__RefHeading___Toc2587_39510115311" text:style-name="Index_20_Link" text:visited-style-name="Index_20_Link">Walk Speed<text:tab/>32</text:a></text:p>
          <text:p text:style-name="P143"><text:a xlink:type="simple" xlink:href="#__RefHeading___Toc2589_39510115311" text:style-name="Index_20_Link" text:visited-style-name="Index_20_Link">Speed Factor<text:tab/>32</text:a></text:p>
          <text:p text:style-name="P142"><text:soft-page-break/><text:a xlink:type="simple" xlink:href="#__RefHeading___Toc4617_3954242542" text:style-name="Index_20_Link" text:visited-style-name="Index_20_Link">Gravity<text:tab/>32</text:a></text:p>
          <text:p text:style-name="P143"><text:a xlink:type="simple" xlink:href="#__RefHeading___Toc2593_39510115311" text:style-name="Index_20_Link" text:visited-style-name="Index_20_Link">View Height<text:tab/>32</text:a></text:p>
          <text:p text:style-name="P143"><text:a xlink:type="simple" xlink:href="#__RefHeading___Toc2595_39510115311" text:style-name="Index_20_Link" text:visited-style-name="Index_20_Link">Jump Height<text:tab/>32</text:a></text:p>
          <text:p text:style-name="P142"><text:a xlink:type="simple" xlink:href="#__RefHeading___Toc4863_3380975463" text:style-name="Index_20_Link" text:visited-style-name="Index_20_Link">Fly<text:tab/>32</text:a></text:p>
          <text:p text:style-name="P145"><text:a xlink:type="simple" xlink:href="#__RefHeading___Toc6131_316654319" text:style-name="Index_20_Link" text:visited-style-name="Index_20_Link">Keymap<text:tab/>33</text:a></text:p>
          <text:p text:style-name="P144"><text:a xlink:type="simple" xlink:href="#__RefHeading___Toc6133_316654319" text:style-name="Index_20_Link" text:visited-style-name="Index_20_Link">Header<text:tab/>33</text:a></text:p>
          <text:p text:style-name="P142"><text:a xlink:type="simple" xlink:href="#__RefHeading___Toc2269_330777333811" text:style-name="Index_20_Link" text:visited-style-name="Index_20_Link">Key Configs<text:tab/>33</text:a></text:p>
          <text:p text:style-name="P142"><text:a xlink:type="simple" xlink:href="#__RefHeading___Toc2271_330777333811" text:style-name="Index_20_Link" text:visited-style-name="Index_20_Link">Import<text:tab/>33</text:a></text:p>
          <text:p text:style-name="P142"><text:a xlink:type="simple" xlink:href="#__RefHeading___Toc2729_36165146711" text:style-name="Index_20_Link" text:visited-style-name="Index_20_Link">Export<text:tab/>33</text:a></text:p>
          <text:p text:style-name="P142"><text:a xlink:type="simple" xlink:href="#__RefHeading___Toc4619_3954242542" text:style-name="Index_20_Link" text:visited-style-name="Index_20_Link">Filter Type<text:tab/>33</text:a></text:p>
          <text:p text:style-name="P142"><text:a xlink:type="simple" xlink:href="#__RefHeading___Toc4621_3954242542" text:style-name="Index_20_Link" text:visited-style-name="Index_20_Link">Search Field<text:tab/>33</text:a></text:p>
          <text:p text:style-name="P144"><text:a xlink:type="simple" xlink:href="#__RefHeading___Toc6475_3219697335" text:style-name="Index_20_Link" text:visited-style-name="Index_20_Link">Key map Editor<text:tab/>33</text:a></text:p>
          <text:p text:style-name="P143"><text:a xlink:type="simple" xlink:href="#__RefHeading___Toc4623_3954242542" text:style-name="Index_20_Link" text:visited-style-name="Index_20_Link">Map Type<text:tab/>34</text:a></text:p>
          <text:p text:style-name="P143"><text:a xlink:type="simple" xlink:href="#__RefHeading___Toc2615_39510115311" text:style-name="Index_20_Link" text:visited-style-name="Index_20_Link">Type of Event<text:tab/>34</text:a></text:p>
          <text:p text:style-name="P143"><text:a xlink:type="simple" xlink:href="#__RefHeading___Toc2617_39510115311" text:style-name="Index_20_Link" text:visited-style-name="Index_20_Link">Operator<text:tab/>34</text:a></text:p>
          <text:p text:style-name="P143"><text:a xlink:type="simple" xlink:href="#__RefHeading___Toc2619_39510115311" text:style-name="Index_20_Link" text:visited-style-name="Index_20_Link">Type of Event<text:tab/>34</text:a></text:p>
          <text:p text:style-name="P143"><text:a xlink:type="simple" xlink:href="#__RefHeading___Toc2621_39510115311" text:style-name="Index_20_Link" text:visited-style-name="Index_20_Link">Value<text:tab/>34</text:a></text:p>
          <text:p text:style-name="P143"><text:a xlink:type="simple" xlink:href="#__RefHeading___Toc4625_3954242542" text:style-name="Index_20_Link" text:visited-style-name="Index_20_Link">Secondary hotkeys<text:tab/>34</text:a></text:p>
          <text:p text:style-name="P143"><text:a xlink:type="simple" xlink:href="#__RefHeading___Toc2625_39510115311" text:style-name="Index_20_Link" text:visited-style-name="Index_20_Link">Specific settings<text:tab/>35</text:a></text:p>
          <text:p text:style-name="P142"><text:a xlink:type="simple" xlink:href="#__RefHeading___Toc2627_39510115311" text:style-name="Index_20_Link" text:visited-style-name="Index_20_Link">Restore<text:tab/>35</text:a></text:p>
          <text:p text:style-name="P145"><text:a xlink:type="simple" xlink:href="#__RefHeading___Toc6477_3219697335" text:style-name="Index_20_Link" text:visited-style-name="Index_20_Link">System<text:tab/>35</text:a></text:p>
          <text:p text:style-name="P144"><text:a xlink:type="simple" xlink:href="#__RefHeading___Toc6479_3219697335" text:style-name="Index_20_Link" text:visited-style-name="Index_20_Link">Cycles Render Devices<text:tab/>35</text:a></text:p>
          <text:p text:style-name="P143"><text:a xlink:type="simple" xlink:href="#__RefHeading___Toc3917_10875922041" text:style-name="Index_20_Link" text:visited-style-name="Index_20_Link">None<text:tab/>35</text:a></text:p>
          <text:p text:style-name="P143"><text:a xlink:type="simple" xlink:href="#__RefHeading___Toc3919_10875922041" text:style-name="Index_20_Link" text:visited-style-name="Index_20_Link">CUDA<text:tab/>36</text:a></text:p>
          <text:p text:style-name="P143"><text:a xlink:type="simple" xlink:href="#__RefHeading___Toc4840_2204379237" text:style-name="Index_20_Link" text:visited-style-name="Index_20_Link">OptiX<text:tab/>36</text:a></text:p>
          <text:p text:style-name="P143"><text:a xlink:type="simple" xlink:href="#__RefHeading___Toc3921_10875922041" text:style-name="Index_20_Link" text:visited-style-name="Index_20_Link">OpenCL<text:tab/>36</text:a></text:p>
          <text:p text:style-name="P144"><text:a xlink:type="simple" xlink:href="#__RefHeading___Toc6481_3219697335" text:style-name="Index_20_Link" text:visited-style-name="Index_20_Link">Memory and Limits<text:tab/>36</text:a></text:p>
          <text:p text:style-name="P142"><text:a xlink:type="simple" xlink:href="#__RefHeading___Toc4627_3954242542" text:style-name="Index_20_Link" text:visited-style-name="Index_20_Link">Undo Steps<text:tab/>36</text:a></text:p>
          <text:p text:style-name="P142"><text:a xlink:type="simple" xlink:href="#__RefHeading___Toc2455_5866712761" text:style-name="Index_20_Link" text:visited-style-name="Index_20_Link">Undo Memory Limit<text:tab/>36</text:a></text:p>
          <text:p text:style-name="P142"><text:a xlink:type="simple" xlink:href="#__RefHeading___Toc4629_3954242542" text:style-name="Index_20_Link" text:visited-style-name="Index_20_Link">Global Undo<text:tab/>36</text:a></text:p>
          <text:p text:style-name="P142"><text:a xlink:type="simple" xlink:href="#__RefHeading___Toc4633_3954242542" text:style-name="Index_20_Link" text:visited-style-name="Index_20_Link">Console Scrollback Lines<text:tab/>36</text:a></text:p>
          <text:p text:style-name="P142"><text:a xlink:type="simple" xlink:href="#__RefHeading___Toc4635_3954242542" text:style-name="Index_20_Link" text:visited-style-name="Index_20_Link">Texture Time Out<text:tab/>36</text:a></text:p>
          <text:p text:style-name="P142"><text:a xlink:type="simple" xlink:href="#__RefHeading___Toc4637_3954242542" text:style-name="Index_20_Link" text:visited-style-name="Index_20_Link">Garbage Collection Rate<text:tab/>36</text:a></text:p>
          <text:p text:style-name="P142"><text:a xlink:type="simple" xlink:href="#__RefHeading___Toc4639_3954242542" text:style-name="Index_20_Link" text:visited-style-name="Index_20_Link">VBO Time Out<text:tab/>36</text:a></text:p>
          <text:p text:style-name="P142"><text:a xlink:type="simple" xlink:href="#__RefHeading___Toc4641_3954242542" text:style-name="Index_20_Link" text:visited-style-name="Index_20_Link">Garbage Collection Rate<text:tab/>36</text:a></text:p>
          <text:p text:style-name="P144"><text:a xlink:type="simple" xlink:href="#__RefHeading___Toc4883_3559627330" text:style-name="Index_20_Link" text:visited-style-name="Index_20_Link">Video Sequencer<text:tab/>37</text:a></text:p>
          <text:p text:style-name="P142"><text:a xlink:type="simple" xlink:href="#__RefHeading___Toc4885_3559627330" text:style-name="Index_20_Link" text:visited-style-name="Index_20_Link">Memory Cache Limit<text:tab/>37</text:a></text:p>
          <text:p text:style-name="P142"><text:a xlink:type="simple" xlink:href="#__RefHeading___Toc4887_3559627330" text:style-name="Index_20_Link" text:visited-style-name="Index_20_Link">Use Disk Cache<text:tab/>37</text:a></text:p>
          <text:p text:style-name="P143"><text:a xlink:type="simple" xlink:href="#__RefHeading___Toc4889_3559627330" text:style-name="Index_20_Link" text:visited-style-name="Index_20_Link">Directory<text:tab/>37</text:a></text:p>
          <text:p text:style-name="P143"><text:a xlink:type="simple" xlink:href="#__RefHeading___Toc4891_3559627330" text:style-name="Index_20_Link" text:visited-style-name="Index_20_Link">Cache Limit<text:tab/>37</text:a></text:p>
          <text:p text:style-name="P143"><text:a xlink:type="simple" xlink:href="#__RefHeading___Toc4893_3559627330" text:style-name="Index_20_Link" text:visited-style-name="Index_20_Link">Compression<text:tab/>37</text:a></text:p>
          <text:p text:style-name="P144"><text:a xlink:type="simple" xlink:href="#__RefHeading___Toc6483_3219697335" text:style-name="Index_20_Link" text:visited-style-name="Index_20_Link">Sound<text:tab/>37</text:a></text:p>
          <text:p text:style-name="P142"><text:a xlink:type="simple" xlink:href="#__RefHeading___Toc4643_3954242542" text:style-name="Index_20_Link" text:visited-style-name="Index_20_Link">Audio Device<text:tab/>37</text:a></text:p>
          <text:p text:style-name="P143"><text:a xlink:type="simple" xlink:href="#__RefHeading___Toc4645_3954242542" text:style-name="Index_20_Link" text:visited-style-name="Index_20_Link">OpenAL<text:tab/>37</text:a></text:p>
          <text:p text:style-name="P143"><text:a xlink:type="simple" xlink:href="#__RefHeading___Toc4647_3954242542" text:style-name="Index_20_Link" text:visited-style-name="Index_20_Link">OpenAL - OpenAL Soft<text:tab/>37</text:a></text:p>
          <text:p text:style-name="P143"><text:a xlink:type="simple" xlink:href="#__RefHeading___Toc3899_10875922041" text:style-name="Index_20_Link" text:visited-style-name="Index_20_Link">SDL<text:tab/>37</text:a></text:p>
          <text:p text:style-name="P143"><text:a xlink:type="simple" xlink:href="#__RefHeading___Toc4649_3954242542" text:style-name="Index_20_Link" text:visited-style-name="Index_20_Link">Null<text:tab/>37</text:a></text:p>
          <text:p text:style-name="P142"><text:a xlink:type="simple" xlink:href="#__RefHeading___Toc3905_10875922041" text:style-name="Index_20_Link" text:visited-style-name="Index_20_Link">Channels<text:tab/>38</text:a></text:p>
          <text:p text:style-name="P142"><text:a xlink:type="simple" xlink:href="#__RefHeading___Toc3907_10875922041" text:style-name="Index_20_Link" text:visited-style-name="Index_20_Link">Mixing Buffer<text:tab/>38</text:a></text:p>
          <text:p text:style-name="P142"><text:a xlink:type="simple" xlink:href="#__RefHeading___Toc3909_10875922041" text:style-name="Index_20_Link" text:visited-style-name="Index_20_Link">Sample Rate<text:tab/>38</text:a></text:p>
          <text:p text:style-name="P142"><text:a xlink:type="simple" xlink:href="#__RefHeading___Toc3911_10875922041" text:style-name="Index_20_Link" text:visited-style-name="Index_20_Link">Sample Format<text:tab/>38</text:a></text:p>
          <text:p text:style-name="P145"><text:a xlink:type="simple" xlink:href="#__RefHeading___Toc6865_159003938" text:style-name="Index_20_Link" text:visited-style-name="Index_20_Link">Save &amp; Load<text:tab/>38</text:a></text:p>
          <text:p text:style-name="P144"><text:a xlink:type="simple" xlink:href="#__RefHeading___Toc6867_159003938" text:style-name="Index_20_Link" text:visited-style-name="Index_20_Link">Blend Files<text:tab/>38</text:a></text:p>
          <text:p text:style-name="P142"><text:soft-page-break/><text:a xlink:type="simple" xlink:href="#__RefHeading___Toc4651_3954242542" text:style-name="Index_20_Link" text:visited-style-name="Index_20_Link">Relative Paths<text:tab/>38</text:a></text:p>
          <text:p text:style-name="P142"><text:a xlink:type="simple" xlink:href="#__RefHeading___Toc3837_10875922041" text:style-name="Index_20_Link" text:visited-style-name="Index_20_Link">Compress File<text:tab/>38</text:a></text:p>
          <text:p text:style-name="P142"><text:a xlink:type="simple" xlink:href="#__RefHeading___Toc3867_10875922041" text:style-name="Index_20_Link" text:visited-style-name="Index_20_Link">Load UI<text:tab/>39</text:a></text:p>
          <text:p text:style-name="P142"><text:a xlink:type="simple" xlink:href="#__RefHeading___Toc4653_3954242542" text:style-name="Index_20_Link" text:visited-style-name="Index_20_Link">Save Preview Images<text:tab/>39</text:a></text:p>
          <text:p text:style-name="P142"><text:a xlink:type="simple" xlink:href="#__RefHeading___Toc4655_3954242542" text:style-name="Index_20_Link" text:visited-style-name="Index_20_Link">Tabs as Spaces<text:tab/>39</text:a></text:p>
          <text:p text:style-name="P142"><text:a xlink:type="simple" xlink:href="#__RefHeading___Toc4657_3954242542" text:style-name="Index_20_Link" text:visited-style-name="Index_20_Link">Save Prompt<text:tab/>39</text:a></text:p>
          <text:p text:style-name="P142"><text:a xlink:type="simple" xlink:href="#__RefHeading___Toc4659_3954242542" text:style-name="Index_20_Link" text:visited-style-name="Index_20_Link">Save Versions<text:tab/>39</text:a></text:p>
          <text:p text:style-name="P142"><text:a xlink:type="simple" xlink:href="#__RefHeading___Toc3881_10875922041" text:style-name="Index_20_Link" text:visited-style-name="Index_20_Link">Recent Files<text:tab/>39</text:a></text:p>
          <text:p text:style-name="P143"><text:a xlink:type="simple" xlink:href="#__RefHeading___Toc4661_3954242542" text:style-name="Index_20_Link" text:visited-style-name="Index_20_Link">Auto Save<text:tab/>39</text:a></text:p>
          <text:p text:style-name="P146"><text:a xlink:type="simple" xlink:href="#__RefHeading___Toc4663_3954242542" text:style-name="Index_20_Link" text:visited-style-name="Index_20_Link">Auto Save Temporary File<text:tab/>39</text:a></text:p>
          <text:p text:style-name="P146"><text:a xlink:type="simple" xlink:href="#__RefHeading___Toc3889_10875922041" text:style-name="Index_20_Link" text:visited-style-name="Index_20_Link">Timer<text:tab/>40</text:a></text:p>
          <text:p text:style-name="P143"><text:a xlink:type="simple" xlink:href="#__RefHeading___Toc4665_3954242542" text:style-name="Index_20_Link" text:visited-style-name="Index_20_Link">Auto Run Python Scripts<text:tab/>40</text:a></text:p>
          <text:p text:style-name="P146"><text:a xlink:type="simple" xlink:href="#__RefHeading___Toc4667_3954242542" text:style-name="Index_20_Link" text:visited-style-name="Index_20_Link">Excluded paths<text:tab/>40</text:a></text:p>
          <text:p text:style-name="P144"><text:a xlink:type="simple" xlink:href="#__RefHeading___Toc6869_159003938" text:style-name="Index_20_Link" text:visited-style-name="Index_20_Link">File Browser<text:tab/>40</text:a></text:p>
          <text:p text:style-name="P142"><text:a xlink:type="simple" xlink:href="#__RefHeading___Toc4669_3954242542" text:style-name="Index_20_Link" text:visited-style-name="Index_20_Link">Filter File Extensions<text:tab/>40</text:a></text:p>
          <text:p text:style-name="P142"><text:a xlink:type="simple" xlink:href="#__RefHeading___Toc3871_10875922041" text:style-name="Index_20_Link" text:visited-style-name="Index_20_Link">Hide Dot File/Data-blocks<text:tab/>40</text:a></text:p>
          <text:p text:style-name="P142"><text:a xlink:type="simple" xlink:href="#__RefHeading___Toc3873_10875922041" text:style-name="Index_20_Link" text:visited-style-name="Index_20_Link">Hide Recent Locations<text:tab/>40</text:a></text:p>
          <text:p text:style-name="P142"><text:a xlink:type="simple" xlink:href="#__RefHeading___Toc3875_10875922041" text:style-name="Index_20_Link" text:visited-style-name="Index_20_Link">Hide System Bookmarks<text:tab/>40</text:a></text:p>
          <text:p text:style-name="P142"><text:a xlink:type="simple" xlink:href="#__RefHeading___Toc3877_10875922041" text:style-name="Index_20_Link" text:visited-style-name="Index_20_Link">Show Thumbnails<text:tab/>40</text:a></text:p>
          <text:p text:style-name="P145"><text:a xlink:type="simple" xlink:href="#__RefHeading___Toc4671_3954242542" text:style-name="Index_20_Link" text:visited-style-name="Index_20_Link">File Paths<text:tab/>41</text:a></text:p>
          <text:p text:style-name="P144"><text:a xlink:type="simple" xlink:href="#__RefHeading___Toc4673_3954242542" text:style-name="Index_20_Link" text:visited-style-name="Index_20_Link">Data<text:tab/>41</text:a></text:p>
          <text:p text:style-name="P142"><text:a xlink:type="simple" xlink:href="#__RefHeading___Toc4675_3954242542" text:style-name="Index_20_Link" text:visited-style-name="Index_20_Link">Fonts<text:tab/>41</text:a></text:p>
          <text:p text:style-name="P142"><text:a xlink:type="simple" xlink:href="#__RefHeading___Toc3845_1087592204" text:style-name="Index_20_Link" text:visited-style-name="Index_20_Link">Textures<text:tab/>41</text:a></text:p>
          <text:p text:style-name="P142"><text:a xlink:type="simple" xlink:href="#__RefHeading___Toc4677_3954242542" text:style-name="Index_20_Link" text:visited-style-name="Index_20_Link">Scripts<text:tab/>41</text:a></text:p>
          <text:p text:style-name="P142"><text:a xlink:type="simple" xlink:href="#__RefHeading___Toc4679_3954242542" text:style-name="Index_20_Link" text:visited-style-name="Index_20_Link">Sounds<text:tab/>41</text:a></text:p>
          <text:p text:style-name="P142"><text:a xlink:type="simple" xlink:href="#__RefHeading___Toc3853_1087592204" text:style-name="Index_20_Link" text:visited-style-name="Index_20_Link">Temporary Files<text:tab/>41</text:a></text:p>
          <text:p text:style-name="P144"><text:a xlink:type="simple" xlink:href="#__RefHeading___Toc4681_3954242542" text:style-name="Index_20_Link" text:visited-style-name="Index_20_Link">Render<text:tab/>42</text:a></text:p>
          <text:p text:style-name="P142"><text:a xlink:type="simple" xlink:href="#__RefHeading___Toc4683_3954242542" text:style-name="Index_20_Link" text:visited-style-name="Index_20_Link">Render Output<text:tab/>42</text:a></text:p>
          <text:p text:style-name="P142"><text:a xlink:type="simple" xlink:href="#__RefHeading___Toc4685_3954242542" text:style-name="Index_20_Link" text:visited-style-name="Index_20_Link">Render Cache<text:tab/>42</text:a></text:p>
          <text:p text:style-name="P144"><text:a xlink:type="simple" xlink:href="#__RefHeading___Toc4687_3954242542" text:style-name="Index_20_Link" text:visited-style-name="Index_20_Link">Applications<text:tab/>42</text:a></text:p>
          <text:p text:style-name="P142"><text:a xlink:type="simple" xlink:href="#__RefHeading___Toc4689_3954242542" text:style-name="Index_20_Link" text:visited-style-name="Index_20_Link">Image Editor<text:tab/>42</text:a></text:p>
          <text:p text:style-name="P142"><text:a xlink:type="simple" xlink:href="#__RefHeading___Toc3861_1087592204" text:style-name="Index_20_Link" text:visited-style-name="Index_20_Link">Animation Player<text:tab/>42</text:a></text:p>
          <text:p text:style-name="P144"><text:a xlink:type="simple" xlink:href="#__RefHeading___Toc4691_3954242542" text:style-name="Index_20_Link" text:visited-style-name="Index_20_Link">Development<text:tab/>42</text:a></text:p>
          <text:p text:style-name="P142"><text:a xlink:type="simple" xlink:href="#__RefHeading___Toc4693_3954242542" text:style-name="Index_20_Link" text:visited-style-name="Index_20_Link">I18n Branches<text:tab/>42</text:a></text:p>
          <text:p text:style-name="P144"><text:a xlink:type="simple" xlink:href="#__RefHeading___Toc4838_2204379237" text:style-name="Index_20_Link" text:visited-style-name="Index_20_Link">Asset Libraries<text:tab/>42</text:a></text:p>
          <text:p text:style-name="P145"><text:a xlink:type="simple" xlink:href="#__RefHeading___Toc4645_1296128914" text:style-name="Index_20_Link" text:visited-style-name="Index_20_Link">Experimental<text:tab/>43</text:a></text:p>
        </text:index-body>
      </text:table-of-content>
      <text:p text:style-name="P2"/>
      <text:p text:style-name="P148"/>
      <table:table table:name="Tabelle14" table:style-name="Tabelle14">
        <table:table-column table:style-name="Tabelle14.A"/>
        <table:table-row table:style-name="TableLine2456618248624">
          <table:table-cell table:style-name="Tabelle14.A1" office:value-type="string">
            <text:h text:style-name="P157"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490B7CA7C4874146.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pan text:style-name="T25">Navigation </text:span>Sidebar<text:bookmark-end text:name="__RefHeading___Toc9885_304919506"/></text:h>
      <text:p text:style-name="P118"><draw:frame draw:style-name="fr13"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78"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8">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19">Manually saves the current state.</text:p>
      <text:h text:style-name="Heading_20_4" text:outline-level="4"><text:bookmark-start text:name="__RefHeading___Toc4417_3954242542"/>Revert to Saved<text:bookmark-end text:name="__RefHeading___Toc4417_3954242542"/></text:h>
      <text:p text:style-name="P119">This option is just available when Auto Save preferences is off. It reverts the settings to the last saved state.</text:p>
      <text:h text:style-name="P193" text:outline-level="4"><text:bookmark-start text:name="__RefHeading___Toc4419_3954242542"/>Load Factory Settings<text:bookmark-end text:name="__RefHeading___Toc4419_3954242542"/></text:h>
      <text:p text:style-name="P119">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456618252160">
          <table:table-cell table:style-name="Tabelle18.A2" office:value-type="string">
            <text:p text:style-name="P6"><draw:frame draw:style-name="fr2" draw:name="Bild136" text:anchor-type="paragraph" svg:x="14.721cm" svg:y="0.123cm" svg:width="3.401cm" svg:height="2.23cm" draw:z-index="4"><draw:image xlink:href="Pictures/10000201000000C3000000840FF841D263017368.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ext:soft-page-break/>
        <table:table-row table:style-name="TableLine2456618236656">
          <table:table-cell table:style-name="Tabelle15.A1" office:value-type="string">
            <text:h text:style-name="P158" text:outline-level="1"><text:bookmark-start text:name="__RefHeading___Toc2084_2906453973"/>Interface Tab<text:bookmark-end text:name="__RefHeading___Toc2084_2906453973"/></text:h>
          </table:table-cell>
        </table:table-row>
      </table:table>
      <text:p text:style-name="P4"><draw:frame draw:style-name="fr13" draw:name="Bild18" text:anchor-type="paragraph" svg:y="0.377cm" svg:width="8.49cm" svg:height="7.091cm" draw:z-index="1"><draw:image xlink:href="Pictures/100002010000029D0000022F1F1F3ABBAF5C47CD.png" xlink:type="simple" xlink:show="embed" xlink:actuate="onLoad" draw: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2">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1"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text:soft-page-break/>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86934D76269E7929.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79"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p text:style-name="P127"/>
      <text:h text:style-name="Heading_20_3" text:outline-level="3"><draw:frame draw:style-name="fr2" draw:name="Bild20" text:anchor-type="paragraph" svg:x="11.76cm" svg:y="0.683cm" svg:width="2.06cm" svg:height="2.889cm" draw:z-index="17"><draw:image xlink:href="Pictures/10000201000000C30000011131E5D90DD2BFB730.png" xlink:type="simple" xlink:show="embed" xlink:actuate="onLoad" draw:mime-type="image/png"/></draw:frame><draw:frame draw:style-name="fr2" draw:name="Bild21" text:anchor-type="paragraph" svg:x="9.319cm" svg:y="0.57cm" svg:width="2cm" svg:height="3.099cm" draw:z-index="18"><draw:image xlink:href="Pictures/10000201000000BD00000125CE50BC0B73BBCC1B.png" xlink:type="simple" xlink:show="embed" xlink:actuate="onLoad" draw:mime-type="image/png"/></draw:frame><draw:frame draw:style-name="fr1"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4EA43BBB898EE096.png" xlink:type="simple" xlink:show="embed" xlink:actuate="onLoad" draw:mime-type="image/png"/></draw:frame><text:bookmark-start text:name="__RefHeading___Toc9891_304919506"/>Translation<text:span text:style-name="T27"> Panel</text:span><text:bookmark-end text:name="__RefHeading___Toc9891_304919506"/></text:h>
      <text:p text:style-name="P77">Choose another default language for Bforartists.</text:p>
      <text:p text:style-name="P77"><text:soft-page-break/></text:p>
      <text:h text:style-name="Heading_20_3" text:outline-level="3"><draw:frame draw:style-name="fr1"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able:table-row table:style-name="Tabelle16.1">
          <table:table-cell table:style-name="Tabelle16.A1" office:value-type="string">
            <text:p text:style-name="P137">Note</text:p>
          </table:table-cell>
        </table:table-row>
        <table:table-row table:style-name="TableLine2456618238016">
          <table:table-cell table:style-name="Tabelle16.A2" office:value-type="string">
            <text:p text:style-name="P51">This feature is currently not functional in Bforartists. It ends in a<text:span text:style-name="T24">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65539DE778C3428F.png" xlink:type="simple" xlink:show="embed" xlink:actuate="onLoad" draw: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69"/>
      <text:p text:style-name="P69"/>
      <text:p text:style-name="P69"/>
      <text:p text:style-name="P69"/>
      <text:p text:style-name="P69"/>
      <text:p text:style-name="P69"><text:soft-page-break/>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DF73A6FFD72C5F01.png" xlink:type="simple" xlink:show="embed" xlink:actuate="onLoad" draw: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DFD76D4AF4B89616.png" xlink:type="simple" xlink:show="embed" xlink:actuate="onLoad" draw:mime-type="image/png"/></draw:frame></text:p>
      <text:p text:style-name="P69"/>
      <text:p text:style-name="P69"/>
      <text:p text:style-name="P71">In case somebody has an idea what's going on here, every hint is welcome ...</text:p>
      <text:p text:style-name="Horizontal_20_Line"/>
      <text:h text:style-name="P172" text:outline-level="2"><draw:frame draw:style-name="fr1" draw:name="Bild140" text:anchor-type="paragraph" svg:y="-0.206cm" svg:width="8.481cm" svg:height="2.12cm" draw:z-index="8"><draw:image xlink:href="Pictures/10000201000001F60000008044B24371BC7D6D2C.png" xlink:type="simple" xlink:show="embed" xlink:actuate="onLoad" draw:mime-type="image/png"/></draw:frame><text:bookmark-start text:name="__RefHeading___Toc9893_304919506"/>Text Rendering<text:span text:style-name="T27">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79">What sharpening method to use to make the text render sharp.</text:p>
      <text:h text:style-name="P173" text:outline-level="2"><text:bookmark-start text:name="__RefHeading___Toc9646_4219285801"/>Interface Font<text:bookmark-end text:name="__RefHeading___Toc9646_4219285801"/></text:h>
      <text:p text:style-name="P65">Define a custom interface font. The font in the whole UI.</text:p>
      <text:h text:style-name="P173"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38"/>
      <text:h text:style-name="P172" text:outline-level="2"><draw:frame draw:style-name="fr1"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text:soft-page-break/>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ext:soft-page-break/>
        <table:table-row table:style-name="TableLine2456618251072">
          <table:table-cell table:style-name="Tabelle19.A1" office:value-type="string">
            <text:h text:style-name="P159" text:outline-level="1"><text:bookmark-start text:name="__RefHeading___Toc9648_4219285801"/>Themes<text:bookmark-end text:name="__RefHeading___Toc9648_4219285801"/></text:h>
          </table:table-cell>
        </table:table-row>
      </table:table>
      <text:p text:style-name="P10"/>
      <text:p text:style-name="P81"><draw:frame draw:style-name="fr12"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1"><text:span text:style-name="T28">Any change here will</text:span> appear in real-time on your screen<text:span text:style-name="T28"> in the corresponding editor</text:span>. </text:p>
      <text:p text:style-name="P80">To change a color for a UI element, simply click at one of the color fields. A color dialog will open up to choose a new color<text:span text:style-name="T29">.</text:span></text:p>
      <text:p text:style-name="P76"><draw:frame draw:style-name="fr11"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81">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2"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74"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8">Resets all made changes, and resets the current theme to its initial state.</text:p>
      <text:p text:style-name="P28"><text:soft-page-break/></text:p>
      <text:h text:style-name="Heading_20_2" text:outline-level="2"><text:bookmark-start text:name="__RefHeading___Toc9656_4219285801"/><text:span text:style-name="T52">List of </text:span>Editors<text:bookmark-end text:name="__RefHeading___Toc9656_4219285801"/></text:h>
      <text:p text:style-name="P33">The list of the editors that you can theme. Every editor can have its own theming.</text:p>
      <text:p text:style-name="P28"/>
      <table:table table:name="Tabelle8" table:style-name="Tabelle8">
        <table:table-column table:style-name="Tabelle8.A"/>
        <table:table-row table:style-name="TableLine2456618238832">
          <table:table-cell table:style-name="Tabelle8.A1" office:value-type="string">
            <text:h text:style-name="P160" text:outline-level="1"><text:bookmark-start text:name="__RefHeading___Toc9735_3562564537"/>Viewport<text:bookmark-end text:name="__RefHeading___Toc9735_3562564537"/></text:h>
          </table:table-cell>
        </table:table-row>
      </table:table>
      <text:p text:style-name="P35"/>
      <text:p text:style-name="P30"><draw:frame draw:style-name="fr1" draw:name="Bild11" text:anchor-type="paragraph" svg:y="0cm" svg:width="8.421cm" svg:height="7.01cm" draw:z-index="32"><draw:image xlink:href="Pictures/100002010000029700000228AF16B278E7CF7374.png" xlink:type="simple" xlink:show="embed" xlink:actuate="onLoad" draw:mime-type="image/png"/></draw:frame>Contains the settings for the 3D Viewport.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1"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P180" text:outline-level="3"><draw:frame draw:style-name="fr3"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4">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201000000D900000076404A3A5A70872E6F.png" xlink:type="simple" xlink:show="embed" xlink:actuate="onLoad" draw:mime-type="image/png"/></draw:frame><draw:frame draw:style-name="fr2" draw:name="Bild15" text:anchor-type="paragraph" svg:x="10.996cm" svg:y="0.605cm" svg:width="3.32cm" svg:height="1.739cm" draw:z-index="128"><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31">Adjust the apperance of the 3D Viewport mini axis widget.</text:p>
      <text:p text:style-name="P131"/>
      <text:h text:style-name="Heading_20_5" text:outline-level="5"><text:bookmark-start text:name="__RefHeading___Toc11520_260093420"/>Off<text:bookmark-end text:name="__RefHeading___Toc11520_260093420"/></text:h>
      <text:p text:style-name="P131">Hides the Mini axis widget</text:p>
      <text:h text:style-name="Heading_20_5" text:outline-level="5"><draw:frame draw:style-name="fr10" draw:name="Bild16" text:anchor-type="paragraph" svg:y="0.568cm" svg:width="1.15cm" svg:height="1.101cm" draw:z-index="129"><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31">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2010000015A000000475D0F500CF9102ECF.png" xlink:type="simple" xlink:show="embed" xlink:actuate="onLoad" draw:mime-type="image/png"/></draw:frame><text:bookmark-start text:name="__RefHeading___Toc11524_260093420"/>Size<text:bookmark-end text:name="__RefHeading___Toc11524_260093420"/></text:h>
      <text:p text:style-name="P131">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1">The brighness of th simple mini axis widget.</text:p>
      <text:h text:style-name="Heading_20_5" text:outline-level="5"><draw:frame draw:style-name="fr10" draw:name="Bild46" text:anchor-type="paragraph" svg:y="0.568cm" svg:width="6.04cm" svg:height="0.96cm" draw:z-index="132"><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31">The default mini axis widget. This widget is interactive. Clicking and dragging will rotate the viewport. Clicking at one of the colored spots at the end of the axis will snap to the neares orthographic view.</text:p>
      <text:h text:style-name="P208" text:outline-level="6"><text:bookmark-start text:name="__RefHeading___Toc4841_922134893"/>Size<text:bookmark-end text:name="__RefHeading___Toc4841_922134893"/></text:h>
      <text:p text:style-name="P132">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9"><draw:image xlink:href="Pictures/10000201000001F5000000817D7408BA1BF25CCD.png" xlink:type="simple" xlink:show="embed" xlink:actuate="onLoad" draw: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4">The <text:span text:style-name="T52">anti alias </text:span>quality settings for the solid mode rendering in the 3d viewport.</text:p>
      <text:p text:style-name="P84"/>
      <text:p text:style-name="P84"/>
      <text:h text:style-name="Heading_20_3" text:outline-level="3"><draw:frame draw:style-name="fr1"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text:soft-page-break/>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81"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1"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able:table table:name="Tabelle20" table:style-name="Tabelle20">
        <table:table-column table:style-name="Tabelle20.A"/>
        <text:soft-page-break/>
        <table:table-row table:style-name="TableLine2456618244272">
          <table:table-cell table:style-name="Tabelle20.A1" office:value-type="string">
            <text:h text:style-name="P161"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B6DF4424D9765273.png" xlink:type="simple" xlink:show="embed" xlink:actuate="onLoad" draw:mime-type="image/png"/></draw:frame></text:p>
      <text:p text:style-name="P31">The viewport uses different light setups in different situations. You can switch between them in the shading drop down in the 3d view up right.</text:p>
      <text:p text:style-name="P31"/>
      <text:p text:style-name="P31">This tab allows you to customize these light setups. And install custom light setups.</text:p>
      <text:p text:style-name="P31"/>
      <text:p text:style-name="P31"/>
      <text:p text:style-name="P31"/>
      <text:p text:style-name="P31"/>
      <text:p text:style-name="P31"/>
      <text:p text:style-name="P28"/>
      <text:h text:style-name="Heading_20_2" text:outline-level="2"><draw:frame draw:style-name="fr1"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6">The 3D view uses Solid OpenGL lamps to light the 3D view. You can enable <text:span text:style-name="T31">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8"><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1">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8"/>
      <text:p text:style-name="P28"/>
      <text:p text:style-name="P28"/>
      <text:p text:style-name="P28"/>
      <table:table table:name="Tabelle1" table:style-name="Tabelle1">
        <table:table-column table:style-name="Tabelle1.A"/>
        <table:table-row table:style-name="TableLine2456618247264">
          <table:table-cell table:style-name="Tabelle1.A1" office:value-type="string">
            <text:h text:style-name="P162"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9"/>
      <text:h text:style-name="P175" text:outline-level="2"><draw:frame draw:style-name="fr3" draw:name="Bild43" text:anchor-type="paragraph" svg:width="8.5cm" svg:height="2.131cm" draw:z-index="55"><draw:image xlink:href="Pictures/10000201000001F60000007EF967812919EECF8B.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2">When you duplicate data, then <text:span text:style-name="T36">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2F108856A6C2F631.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text:soft-page-break/></text:p>
      <text:p text:style-name="Horizontal_20_Line"/>
      <text:h text:style-name="Heading_20_2" text:outline-level="2"><draw:frame draw:style-name="fr1"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
      <text:p text:style-name="P67"><text:span text:style-name="T17">The + Button </text:span>adds a color <text:span text:style-name="T35">stop</text:span> point<text:span text:style-name="T34">,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D72FE4EE7842D88E.png" xlink:type="simple" xlink:show="embed" xlink:actuate="onLoad" draw:mime-type="image/png"/></draw:frame></text:p>
      <text:p text:style-name="P67"/>
      <text:p text:style-name="P67"><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99"><text:span text:style-name="T17">Flip Color ramp</text:span> flips the color ramp.</text:p>
      <text:p text:style-name="P99"><text:span text:style-name="T17">Distribute Stops from Left</text:span> distributes the color stops from the left. The position at the right will remain empty.</text:p>
      <text:p text:style-name="P99"><text:span text:style-name="T17">Distribute Stops evenly</text:span> distributes the color stops evenly across the gradient.</text:p>
      <text:p text:style-name="P68">Eyedropper <text:span text:style-name="T22">allows you to pick a color from the gradient.</text:span></text:p>
      <text:p text:style-name="P70"><text:span text:style-name="T17">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7"/>
      <text:p text:style-name="P67"/>
      <text:p text:style-name="P67"><draw:frame draw:style-name="fr1" draw:name="Bild162" text:anchor-type="paragraph" svg:y="0.019cm" svg:width="2.17cm" svg:height="2.96cm" draw:z-index="64"><draw:image xlink:href="Pictures/100002010000007B000000A8F6C797C867CCF5CF.png" xlink:type="simple" xlink:show="embed" xlink:actuate="onLoad" draw:mime-type="image/png"/></draw:frame><text:span text:style-name="T17">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C686D4473250CF7C.png" xlink:type="simple" xlink:show="embed" xlink:actuate="onLoad" draw:mime-type="image/png"/></draw:frame><text:soft-page-break/>In the <text:span text:style-name="T17">Color Ramp element </text:span>you will see the color ramp with the single color <text:span text:style-name="T35">stops</text:span>.</text:p>
      <text:p text:style-name="P67"><draw:frame draw:style-name="fr2" draw:name="Bild164" text:anchor-type="paragraph" svg:x="17.288cm" svg:y="-0.289cm" svg:width="1.221cm" svg:height="0.49cm" draw:z-index="66"><draw:image xlink:href="Pictures/10000201000000450000001C98AA7D9D77A802B5.png" xlink:type="simple" xlink:show="embed" xlink:actuate="onLoad" draw:mime-type="image/png"/></draw:frame><text:span text:style-name="T17">Choose Active Color Stop</text:span> is the stop point of the gradient.</text:p>
      <text:p text:style-name="P95"><draw:frame draw:style-name="fr2"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7"><text:span text:style-name="T20">Color Ramp Element </text:span><text:span text:style-name="T23">displays the color of the current selected color stop. When you click at it then you can open a color picker to change the color of the current color stop.</text:span></text:p>
      <text:h text:style-name="P194"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2">When you click at it then you can open a color picker to change the secondary color.</text:span></text:p>
      <text:h text:style-name="P195" text:outline-level="4"><draw:frame draw:style-name="fr1"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Text_20_body"/>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2"/>
      <text:p text:style-name="P102"/>
      <text:p text:style-name="P102"/>
      <text:p text:style-name="P102"/>
      <text:p text:style-name="P102"/>
      <text:h text:style-name="P182" text:outline-level="3"><text:bookmark-start text:name="__RefHeading___Toc2709_36165146711"/><text:soft-page-break/>Sculpt Overlay Color<text:bookmark-end text:name="__RefHeading___Toc2709_36165146711"/></text:h>
      <text:p text:style-name="P101"><draw:frame draw:style-name="fr1"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able:table table:name="Tabelle21" table:style-name="Tabelle21">
        <table:table-column table:style-name="Tabelle21.A"/>
        <table:table-row table:style-name="TableLine2456618241824">
          <table:table-cell table:style-name="Tabelle21.A1" office:value-type="string">
            <text:h text:style-name="P163"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9817EE4AE302E34.png" xlink:type="simple" xlink:show="embed" xlink:actuate="onLoad" draw:mime-type="image/png"/></draw:frame><text:bookmark-start text:name="__RefHeading___Toc4551_3954242542"/>Minimum Grid Spacing <text:bookmark-end text:name="__RefHeading___Toc4551_3954242542"/></text:h>
      <text:p text:style-name="P104"><text:span text:style-name="T38">Adjust the</text:span> minimum number of pixels between grid lines in a 2D <text:s/>viewport. <text:span text:style-name="T38">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122D449BA931DB73.png" xlink:type="simple" xlink:show="embed" xlink:actuate="onLoad" draw:mime-type="image/png"/></draw:frame><draw:frame draw:style-name="fr2"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6"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96"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6">Automatic keyframe insertion for objects and bones as Default setting for new scenes.</text:p>
      <text:h text:style-name="P183" text:outline-level="3"><draw:frame draw:style-name="fr9"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7" text:outline-level="4"><text:bookmark-start text:name="__RefHeading___Toc4565_3954242542"/>Unselected Opacity<text:bookmark-end text:name="__RefHeading___Toc4565_3954242542"/></text:h>
      <text:p text:style-name="P106">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0"><draw:frame draw:style-name="fr1" draw:name="Bild14" text:anchor-type="paragraph" svg:y="0.27cm" svg:width="3.39cm" svg:height="1.371cm" draw:z-index="126"><draw:image xlink:href="Pictures/10000201000000C80000005108391AB0A638619B.png" xlink:type="simple" xlink:show="embed" xlink:actuate="onLoad" draw:mime-type="image/png"/></draw:frame>Auto handle smoothing mode for new added curves. None or Continuous accelleration.</text:p>
      <text:p text:style-name="P130"/>
      <text:p text:style-name="P130"/>
      <text:h text:style-name="P196" text:outline-level="4"><draw:frame draw:style-name="fr1"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96" text:outline-level="4"><draw:frame draw:style-name="fr1"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96"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0">Use animation channel group colors. Uses the bone group colors.</text:p>
      <text:p text:style-name="P43"/>
      <text:p text:style-name="P43"/>
      <text:p text:style-name="P43"/>
      <text:p text:style-name="P43"/>
      <table:table table:name="Tabelle23" table:style-name="Tabelle23">
        <table:table-column table:style-name="Tabelle23.A"/>
        <text:soft-page-break/>
        <table:table-row table:style-name="TableLine2456618246992">
          <table:table-cell table:style-name="Tabelle23.A1" office:value-type="string">
            <text:h text:style-name="P164"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1FC38C6FE2EBA1BE.png" xlink:type="simple" xlink:show="embed" xlink:actuate="onLoad" draw: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76" text:outline-level="2"><draw:frame draw:style-name="fr1"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p text:style-name="P108"/>
      <text:p text:style-name="P108"><text:soft-page-break/></text:p>
      <text:h text:style-name="Heading_20_4" text:outline-level="4"><text:bookmark-start text:name="__RefHeading___Toc4575_3954242542"/>List of Addons<text:bookmark-end text:name="__RefHeading___Toc4575_3954242542"/></text:h>
      <text:p text:style-name="P61"><draw:frame draw:style-name="fr1"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456618254064">
          <table:table-cell table:style-name="Tabelle24.A1" office:value-type="string">
            <text:h text:style-name="P165" text:outline-level="1"><text:bookmark-start text:name="__RefHeading___Toc10756_2400921360"/>Input<text:bookmark-end text:name="__RefHeading___Toc10756_2400921360"/></text:h>
          </table:table-cell>
        </table:table-row>
      </table:table>
      <text:p text:style-name="P14"/>
      <text:p text:style-name="P13"><draw:frame draw:style-name="fr1" draw:name="Bild182" text:anchor-type="paragraph" svg:y="0.238cm" svg:width="8.55cm" svg:height="7.091cm" draw:z-index="85"><draw:image xlink:href="Pictures/10000201000002A10000022E6CBA9168EE5D193C.png" xlink:type="simple" xlink:show="embed" xlink:actuate="onLoad" draw:mime-type="image/png"/></draw:frame></text:p>
      <text:p text:style-name="P24"><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84" text:outline-level="3"><text:bookmark-start text:name="__RefHeading___Toc4577_3954242542"/><text:span text:style-name="T7">E</text:span>mulat<text:span text:style-name="T7">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1FB189D51E715DD6.png" xlink:type="simple" xlink:show="embed" xlink:actuate="onLoad" draw:mime-type="image/png"/></draw:frame><text:bookmark-start text:name="__RefHeading___Toc10760_2400921360"/>Mouse<text:bookmark-end text:name="__RefHeading___Toc10760_2400921360"/></text:h>
      <text:h text:style-name="P198"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456618258688">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style-name="TableLine2456618264400">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style-name="TableLine2456618260592">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text:soft-page-break/>mouse button)</text:p>
          </table:table-cell>
        </table:table-row>
        <table:table-row table:style-name="TableLine2456618264672">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 mouse button)</text:p>
          </table:table-cell>
        </table:table-row>
      </table:table>
      <text:p text:style-name="P109"/>
      <text:p text:style-name="P109">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99" text:outline-level="4"><text:bookmark-start text:name="__RefHeading___Toc4589_3954242542"/>Pan Sensitivity<text:bookmark-end text:name="__RefHeading___Toc4589_3954242542"/></text:h>
      <text:p text:style-name="P54">Adjust the pan sensitivity.</text:p>
      <text:h text:style-name="P199" text:outline-level="4"><text:bookmark-start text:name="__RefHeading___Toc2601_39510115311"/>Orbit Sensitivity<text:bookmark-end text:name="__RefHeading___Toc2601_39510115311"/></text:h>
      <text:p text:style-name="P54">Adjust the orbit sensitivity</text:p>
      <text:h text:style-name="P199" text:outline-level="4"><text:bookmark-start text:name="__RefHeading___Toc2603_39510115311"/>Deadzone<text:bookmark-end text:name="__RefHeading___Toc2603_39510115311"/></text:h>
      <text:p text:style-name="P54">The initial movement that is needed before the movement gets recognized.</text:p>
      <text:h text:style-name="P200" text:outline-level="4"><text:bookmark-start text:name="__RefHeading___Toc2605_39510115311"/>Ndof View Navigate<text:bookmark-end text:name="__RefHeading___Toc2605_39510115311"/></text:h>
      <text:p text:style-name="P54">Choose the navigation style between Free and Orbit<text:span text:style-name="T42">.</text:span></text:p>
      <text:h text:style-name="P199"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6"><text:soft-page-break/></text:p>
      <table:table table:name="Tabelle26" table:style-name="Tabelle26">
        <table:table-column table:style-name="Tabelle26.A"/>
        <table:table-row table:style-name="TableLine2456618255968">
          <table:table-cell table:style-name="Tabelle26.A1" office:value-type="string">
            <text:h text:style-name="P166"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391cm" svg:height="7.001cm" draw:z-index="90"><draw:image xlink:href="Pictures/1000020100000295000002279C5ADE4C115F687D.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85" text:outline-level="3"><text:bookmark-start text:name="__RefHeading___Toc4591_3954242542"/>Orbit <text:span text:style-name="T43">Method</text:span><text:bookmark-end text:name="__RefHeading___Toc4591_3954242542"/></text:h>
      <text:p text:style-name="P112"><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3"> point of the</text:span> last selection will be used.</text:p>
      <text:h text:style-name="P201" text:outline-level="4"><text:bookmark-start text:name="__RefHeading___Toc4595_3954242542"/>Auto Perspective <text:bookmark-end text:name="__RefHeading___Toc4595_3954242542"/></text:h>
      <text:p text:style-name="P114">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4">With Auto Perspective the view in the side views will be orthographic, and not perspectivic, no matter what View Persp/Ortho is chosen.</text:p>
      <text:h text:style-name="P201" text:outline-level="4"><text:bookmark-start text:name="__RefHeading___Toc4597_3954242542"/>Auto Depth <text:bookmark-end text:name="__RefHeading___Toc4597_3954242542"/></text:h>
      <text:p text:style-name="P114">Use the depth under the mouse to improve view pan, rotate, zoom functionality. </text:p>
      <text:h text:style-name="P201" text:outline-level="4"><text:bookmark-start text:name="__RefHeading___Toc4599_3954242542"/>Smooth View <text:bookmark-end text:name="__RefHeading___Toc4599_3954242542"/></text:h>
      <text:p text:style-name="P115"><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201" text:outline-level="4"><text:bookmark-start text:name="__RefHeading___Toc2420_2252937503"/>Rotation Angle <text:bookmark-end text:name="__RefHeading___Toc2420_2252937503"/></text:h>
      <text:p text:style-name="P114">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201000001F40000006931E2DE05F95E36B1.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20100000075000000670E24536E20C3A620.png" xlink:type="simple" xlink:show="embed" xlink:actuate="onLoad" draw:mime-type="image/png"/></draw:frame><text:bookmark-start text:name="__RefHeading___Toc4601_3954242542"/><text:soft-page-break/>Zoom Method<text:bookmark-end text:name="__RefHeading___Toc4601_3954242542"/></text:h>
      <text:p text:style-name="P53"><text:span text:style-name="T43">Adjust</text:span> the zoom style.</text:p>
      <text:h text:style-name="P202" text:outline-level="4"><text:bookmark-start text:name="__RefHeading___Toc4859_3380975463"/>Continue <text:bookmark-end text:name="__RefHeading___Toc4859_3380975463"/></text:h>
      <text:p text:style-name="P113">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2" text:outline-level="4"><text:bookmark-start text:name="__RefHeading___Toc4861_3380975463"/>Dolly <text:bookmark-end text:name="__RefHeading___Toc4861_3380975463"/></text:h>
      <text:p text:style-name="P113"><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5"><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20100000070000000527ACF285897C98256.png" xlink:type="simple" xlink:show="embed" xlink:actuate="onLoad" draw:mime-type="image/png"/></draw:frame><text:bookmark-start text:name="__RefHeading___Toc4603_3954242542"/>Zoom Axis<text:bookmark-end text:name="__RefHeading___Toc4603_3954242542"/></text:h>
      <text:p text:style-name="P115"><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5"><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201"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201000001F40000006F900FFAE79376C449.png" xlink:type="simple" xlink:show="embed" xlink:actuate="onLoad" draw:mime-type="image/png"/></draw:frame><text:bookmark-start text:name="__RefHeading___Toc6129_316654319"/>Fly &amp; Walk<text:bookmark-end text:name="__RefHeading___Toc6129_316654319"/></text:h>
      <text:p text:style-name="P112"><draw:frame draw:style-name="fr1" draw:name="Bild189" text:anchor-type="paragraph" svg:y="1.161cm" svg:width="5.98cm" svg:height="6.68cm" draw:z-index="92"><draw:image xlink:href="Pictures/10000201000001D70000020E3471FDCF58A9331A.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115"/>
      <text:h text:style-name="Heading_20_3" text:outline-level="3"><draw:frame draw:style-name="fr1" draw:name="Bild190" text:anchor-type="paragraph" svg:y="0.051cm" svg:width="8.47cm" svg:height="3.889cm" draw:z-index="93"><draw:image xlink:href="Pictures/10000201000001F4000000E6BDCD8F61C39AD3B2.png" xlink:type="simple" xlink:show="embed" xlink:actuate="onLoad" draw:mime-type="image/png"/></draw:frame><text:bookmark-start text:name="__RefHeading___Toc4613_3954242542"/><text:soft-page-break/>Walk<text:bookmark-end text:name="__RefHeading___Toc4613_3954242542"/></text:h>
      <text:h text:style-name="P201" text:outline-level="4"><text:bookmark-start text:name="__RefHeading___Toc4615_3954242542"/>Reverse Mouse<text:bookmark-end text:name="__RefHeading___Toc4615_3954242542"/></text:h>
      <text:p text:style-name="P55">Reverse the mouse movement when you move upwards or downwards</text:p>
      <text:h text:style-name="P201" text:outline-level="4"><text:bookmark-start text:name="__RefHeading___Toc2583_39510115311"/>Mouse Sensitivity<text:bookmark-end text:name="__RefHeading___Toc2583_39510115311"/></text:h>
      <text:p text:style-name="P55">Adjust how strong the viewport movement reacts to the mouse movement</text:p>
      <text:h text:style-name="P201" text:outline-level="4"><text:bookmark-start text:name="__RefHeading___Toc2585_39510115311"/>Teleport Duration<text:bookmark-end text:name="__RefHeading___Toc2585_39510115311"/></text:h>
      <text:p text:style-name="P55">Adjust the teleport duration when teleporting in navigation mode.</text:p>
      <text:h text:style-name="P201" text:outline-level="4"><text:bookmark-start text:name="__RefHeading___Toc2587_39510115311"/>Walk Speed<text:bookmark-end text:name="__RefHeading___Toc2587_39510115311"/></text:h>
      <text:p text:style-name="P55">Adjust the walk speed</text:p>
      <text:h text:style-name="P201"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201"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201"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201000001F600000063B15E34CEA5CA2FCE.png" xlink:type="simple" xlink:show="embed" xlink:actuate="onLoad" draw:mime-type="image/png"/></draw:frame><text:bookmark-end text:name="__RefHeading___Toc4863_3380975463"/></text:h>
      <text:p text:style-name="P135">Fly has no further settings.</text:p>
      <text:p text:style-name="P55"/>
      <text:p text:style-name="P55"/>
      <text:p text:style-name="P55"/>
      <text:p text:style-name="P55"/>
      <text:p text:style-name="P55"/>
      <text:p text:style-name="P55"/>
      <text:p text:style-name="P55"/>
      <text:p text:style-name="P55"/>
      <table:table table:name="Tabelle27" table:style-name="Tabelle27">
        <table:table-column table:style-name="Tabelle27.A"/>
        <text:soft-page-break/>
        <table:table-row table:style-name="TableLine2456618267392">
          <table:table-cell table:style-name="Tabelle27.A1" office:value-type="string">
            <text:h text:style-name="P167"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6"><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6"/>
      <text:p text:style-name="P116"/>
      <text:p text:style-name="P116"/>
      <text:p text:style-name="P116"/>
      <text:p text:style-name="P116"/>
      <text:p text:style-name="P116"/>
      <text:p text:style-name="P32"/>
      <text:h text:style-name="P177" text:outline-level="2"><draw:frame draw:style-name="fr2" draw:name="Bild192" text:anchor-type="paragraph" svg:x="10.511cm" svg:y="0.019cm" svg:width="8.5cm" svg:height="1.27cm" draw:z-index="95"><draw:image xlink:href="Pictures/10000201000001F60000004B0456C9134686AEB5.png" xlink:type="simple" xlink:show="embed" xlink:actuate="onLoad" draw:mime-type="image/png"/></draw:frame><text:bookmark-start text:name="__RefHeading___Toc6133_316654319"/>Header<text:bookmark-end text:name="__RefHeading___Toc6133_316654319"/></text:h>
      <text:p text:style-name="P116"/>
      <text:h text:style-name="P186" text:outline-level="3"><draw:frame draw:style-name="fr1"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7"><draw:frame draw:style-name="fr2"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7" text:outline-level="3"><text:bookmark-start text:name="__RefHeading___Toc2271_330777333811"/>Import<text:bookmark-end text:name="__RefHeading___Toc2271_330777333811"/></text:h>
      <text:p text:style-name="P120">Import an external key map. This opens up a file selector to choose the python file.</text:p>
      <text:h text:style-name="P188"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20">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20">Enter a search string.</text:p>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B20A5B57F85DC3EB.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6"><text:soft-page-break/></text:p>
      <text:p text:style-name="P56"><draw:frame draw:style-name="fr1"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6"/>
      <text:p text:style-name="P56"/>
      <text:p text:style-name="Horizontal_20_Line"/>
      <text:h text:style-name="P203" text:outline-level="4"><draw:frame draw:style-name="fr1"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6">Here you define what input will control the function.</text:p>
      <text:p text:style-name="P121"/>
      <text:p text:style-name="P57"/>
      <text:p text:style-name="P57"/>
      <text:h text:style-name="P203" text:outline-level="4"><draw:frame draw:style-name="fr1"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6">Here you define your main hotkey. In our case the right mouse.</text:p>
      <text:h text:style-name="P203"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203"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203" text:outline-level="4"><draw:frame draw:style-name="fr1"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6">What key action is required. On click, on double click, etc. ...</text:p>
      <text:p text:style-name="P121"/>
      <text:p text:style-name="P121"/>
      <text:h text:style-name="P203" text:outline-level="4"><draw:frame draw:style-name="fr5"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p text:style-name="P56"/>
      <text:p text:style-name="P56"/>
      <text:p text:style-name="P56"/>
      <text:p text:style-name="P56"/>
      <text:h text:style-name="P203" text:outline-level="4"><draw:frame draw:style-name="fr1"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text:soft-page-break/>Specific settings<text:bookmark-end text:name="__RefHeading___Toc2625_39510115311"/></text:h>
      <text:p text:style-name="P56">Every operator can have several settings. And some tools even just defines itself by those different settings. <text:span text:style-name="T46">Here you can see two different zoom view operators. They just differ in the Delta value.</text:span></text:p>
      <text:p text:style-name="P56">What is equal in the key map in all cases is the RNA entry. That's the name of the operator again. But this time not the Python<text:span text:style-name="T46"> code</text:span> operator name. But the C <text:span text:style-name="T46">code </text:span>operator name.</text:p>
      <text:p text:style-name="P140"/>
      <text:h text:style-name="P189" text:outline-level="3"><draw:frame draw:style-name="fr2"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9"/>
      <table:table table:name="Tabelle28" table:style-name="Tabelle28">
        <table:table-column table:style-name="Tabelle28.A"/>
        <table:table-row table:style-name="TableLine2456618267936">
          <table:table-cell table:style-name="Tabelle28.A1" office:value-type="string">
            <text:h text:style-name="P168" text:outline-level="1"><text:bookmark-start text:name="__RefHeading___Toc6477_3219697335"/>System<text:bookmark-end text:name="__RefHeading___Toc6477_3219697335"/></text:h>
          </table:table-cell>
        </table:table-row>
      </table:table>
      <text:p text:style-name="P19"/>
      <text:p text:style-name="Text_20_body"><draw:frame draw:style-name="fr1" draw:name="Bild206" text:anchor-type="paragraph" svg:y="0.162cm" svg:width="11.21cm" svg:height="9.38cm" draw:z-index="108"><draw:image xlink:href="Pictures/10000201000002950000022A73C4EC774BC16C47.png" xlink:type="simple" xlink:show="embed" xlink:actuate="onLoad" draw: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2">The Options here will set the compute device used by the Cycles render engine.</text:p>
      <text:h text:style-name="P204" text:outline-level="4"><text:bookmark-start text:name="__RefHeading___Toc3917_10875922041"/>None <text:bookmark-end text:name="__RefHeading___Toc3917_10875922041"/></text:h>
      <text:p text:style-name="P122">When set to <text:span text:style-name="Emphasis">None</text:span> or the only option is <text:span text:style-name="Emphasis">None</text:span>: your CPU will be used as a computing device for Cycles Render <text:soft-page-break/>Engine<text:span text:style-name="T15">.</text:span></text:p>
      <text:h text:style-name="Heading_20_4" text:outline-level="4"><text:bookmark-start text:name="__RefHeading___Toc3919_10875922041"/>CUDA <text:bookmark-end text:name="__RefHeading___Toc3919_10875922041"/></text:h>
      <text:p text:style-name="P122">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3">Optix is a raytracing framework from Nvidia that runs on the GPU. </text:p>
      <text:h text:style-name="P204" text:outline-level="4"><text:bookmark-start text:name="__RefHeading___Toc3921_10875922041"/>OpenCL <text:bookmark-end text:name="__RefHeading___Toc3921_10875922041"/></text:h>
      <text:p text:style-name="P122">If the system has a compatible OpenCL device, it will show up has an option for rendering cycles.<text:span text:style-name="T15"> </text:span></text:p>
      <text:h text:style-name="Heading_20_2" text:outline-level="2"><draw:frame draw:style-name="fr1" draw:name="Bild207" text:anchor-type="paragraph" svg:y="0.162cm" svg:width="8.53cm" svg:height="3.941cm" draw:z-index="109"><draw:image xlink:href="Pictures/10000201000001F8000000E920992DBFDC220E7C.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2">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2">Maximum memory usage in Mb (0 is unlimited).</text:p>
      <text:h text:style-name="Heading_20_3" text:outline-level="3"><text:bookmark-start text:name="__RefHeading___Toc4629_3954242542"/>Global Undo <text:bookmark-end text:name="__RefHeading___Toc4629_3954242542"/></text:h>
      <text:p text:style-name="P122"><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3">Maximum number of lines to store for the console buffer.</text:p>
      <text:h text:style-name="P190" text:outline-level="3"><text:bookmark-start text:name="__RefHeading___Toc4635_3954242542"/>T<text:span text:style-name="T47">exture T</text:span>ime Out <text:bookmark-end text:name="__RefHeading___Toc4635_3954242542"/></text:h>
      <text:p text:style-name="P123">Time since last access of a GL texture in seconds, after which it is freed. Set to 0 to keep textures allocated. Minimum: <text:span text:style-name="Emphasis">0</text:span>, Maximum: <text:span text:style-name="Emphasis">3600</text:span>. </text:p>
      <text:h text:style-name="P190" text:outline-level="3"><text:bookmark-start text:name="__RefHeading___Toc4637_3954242542"/><text:span text:style-name="T47">Garbage </text:span>Collection Rate <text:bookmark-end text:name="__RefHeading___Toc4637_3954242542"/></text:h>
      <text:p text:style-name="P123">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3">Time since last access of a GL Vertex buffer object, in short VBO, in seconds after which it is freed. Set to 0 to keep VBO allocated.</text:p>
      <text:h text:style-name="P190" text:outline-level="3"><text:bookmark-start text:name="__RefHeading___Toc4641_3954242542"/><text:span text:style-name="T47">Garbage </text:span>Collection Rate <text:bookmark-end text:name="__RefHeading___Toc4641_3954242542"/></text:h>
      <text:p text:style-name="P123">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53cm" svg:height="2.619cm" draw:z-index="138"><draw:image xlink:href="Pictures/10000000000001F80000009BD09342E7AA82BFC3.png" xlink:type="simple" xlink:show="embed" xlink:actuate="onLoad" draw:mime-type="image/png"/></draw:frame><text:bookmark-start text:name="__RefHeading___Toc4883_3559627330"/><text:soft-page-break/>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214">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6">Store cached images to disk.</text:p>
      <text:h text:style-name="Heading_20_4" text:outline-level="4"><text:bookmark-start text:name="__RefHeading___Toc4889_3559627330"/>Directory<text:bookmark-end text:name="__RefHeading___Toc4889_3559627330"/></text:h>
      <text:p text:style-name="P136">The disk cache directory.</text:p>
      <text:h text:style-name="Heading_20_4" text:outline-level="4"><text:bookmark-start text:name="__RefHeading___Toc4891_3559627330"/>Cache Limit<text:bookmark-end text:name="__RefHeading___Toc4891_3559627330"/></text:h>
      <text:p text:style-name="P136">The disk cache limit in gigabytes.</text:p>
      <text:h text:style-name="Heading_20_4" text:outline-level="4"><draw:frame draw:style-name="fr1" draw:name="Bild53" text:anchor-type="paragraph" svg:y="0.367cm" svg:width="3.59cm" svg:height="1.76cm" draw:z-index="139"><draw:image xlink:href="Pictures/10000201000000D4000000684FE32337BE21AE33.png" xlink:type="simple" xlink:show="embed" xlink:actuate="onLoad" draw:mime-type="image/png"/></draw:frame><text:bookmark-start text:name="__RefHeading___Toc4893_3559627330"/>Compression<text:bookmark-end text:name="__RefHeading___Toc4893_3559627330"/></text:h>
      <text:p text:style-name="P136">What compression method to use.<text:span text:style-name="T61"> Note that compression saves space, but costs performance.</text:span></text:p>
      <text:p text:style-name="P123"/>
      <text:p text:style-name="Horizontal_20_Line"/>
      <text:h text:style-name="Heading_20_2" text:outline-level="2"><draw:frame draw:style-name="fr1"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91"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205" text:outline-level="4"><text:bookmark-start text:name="__RefHeading___Toc4645_3954242542"/>OpenAL <text:bookmark-end text:name="__RefHeading___Toc4645_3954242542"/></text:h>
      <text:p text:style-name="P63">Provides buffered sound rendering with 3D/spatial support. </text:p>
      <text:h text:style-name="P205" text:outline-level="4"><text:bookmark-start text:name="__RefHeading___Toc4647_3954242542"/>OpenAL <text:span text:style-name="T48">- OpenAL Soft</text:span><text:bookmark-end text:name="__RefHeading___Toc4647_3954242542"/></text:h>
      <text:p text:style-name="P63">Provides buffered sound rendering with 3D/spatial support. </text:p>
      <text:h text:style-name="P205" text:outline-level="4"><text:bookmark-start text:name="__RefHeading___Toc3899_10875922041"/>SDL <text:bookmark-end text:name="__RefHeading___Toc3899_10875922041"/></text:h>
      <text:p text:style-name="P124">Uses Simple Direct Media Layer API from libsdl.org to render sounds directly to the sound device output.</text:p>
      <text:h text:style-name="P206" text:outline-level="4"><text:bookmark-start text:name="__RefHeading___Toc4649_3954242542"/>Null<text:bookmark-end text:name="__RefHeading___Toc4649_3954242542"/></text:h>
      <text:p text:style-name="P124">No Audio support<text:span text:style-name="T14">. N</text:span>o audio output, <text:span text:style-name="T14">but </text:span>audio strips can be loaded normally<text:span text:style-name="T14">.</text:span></text:p>
      <text:p text:style-name="P141"/>
      <text:h text:style-name="P191" text:outline-level="3"><draw:frame draw:style-name="fr4"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text:soft-page-break/>Channels <text:bookmark-end text:name="__RefHeading___Toc3905_10875922041"/></text:h>
      <text:p text:style-name="P124"><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4"><text:span text:style-name="Emphasis"><text:span text:style-name="T9"/></text:span></text:p>
      <text:p text:style-name="P124"><text:span text:style-name="Emphasis"><text:span text:style-name="T9"/></text:span></text:p>
      <text:p text:style-name="P141"><text:span text:style-name="Emphasis"/></text:p>
      <text:h text:style-name="P191" text:outline-level="3"><draw:frame draw:style-name="fr1"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4">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4"/>
      <text:p text:style-name="P124"/>
      <text:p text:style-name="P141"/>
      <text:h text:style-name="P191" text:outline-level="3"><draw:frame draw:style-name="fr3"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4">Set the audio sample rate. Available options are: <text:span text:style-name="Emphasis">44.1 Khz</text:span>, <text:span text:style-name="Emphasis">48 Khs</text:span>, <text:span text:style-name="Emphasis">96 Khz</text:span> and <text:span text:style-name="Emphasis">192Khz</text:span> </text:p>
      <text:p text:style-name="P124"/>
      <text:p text:style-name="P141"/>
      <text:h text:style-name="P191" text:outline-level="3"><draw:frame draw:style-name="fr1"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4">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7" text:outline-level="4"/>
      <table:table table:name="Tabelle29" table:style-name="Tabelle29">
        <table:table-column table:style-name="Tabelle29.A"/>
        <table:table-row table:style-name="TableLine2456618269840">
          <table:table-cell table:style-name="Tabelle29.A1" office:value-type="string">
            <text:h text:style-name="P169"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5">Blend file related settings. What happens at load, what happens at save ...</text:p>
      <text:h text:style-name="P191" text:outline-level="3"><text:bookmark-start text:name="__RefHeading___Toc4651_3954242542"/>Relative Paths <text:bookmark-end text:name="__RefHeading___Toc4651_3954242542"/></text:h>
      <text:p text:style-name="P124">By default, external files use a relative path.</text:p>
      <text:h text:style-name="Heading_20_3" text:outline-level="3"><text:bookmark-start text:name="__RefHeading___Toc3837_10875922041"/>Compress File <text:bookmark-end text:name="__RefHeading___Toc3837_10875922041"/></text:h>
      <text:p text:style-name="P124">Compress blend-file when saving.</text:p>
      <text:p text:style-name="P124">The option to Compress files will compact your files <text:soft-page-break/>whenever Blender is saving them. Dense meshes, large packed textures or lots of elements in your scene will result in a large blend being created.</text:p>
      <text:p text:style-name="P124">This option may slow down Blender when you quit, or under normal operation when Blender is saving your backup files. Using this option traces processor time for file-size.</text:p>
      <text:h text:style-name="P191"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4"><draw:frame draw:style-name="fr1"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91" text:outline-level="3"><text:bookmark-start text:name="__RefHeading___Toc4653_3954242542"/>Save Preview Images <text:bookmark-end text:name="__RefHeading___Toc4653_3954242542"/></text:h>
      <text:p text:style-name="P124"><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5">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5">Ask for confirmation when quitting with unsaved changes.</text:p>
      <text:h text:style-name="P191" text:outline-level="3"><text:bookmark-start text:name="__RefHeading___Toc4659_3954242542"/>Save Versions<text:bookmark-end text:name="__RefHeading___Toc4659_3954242542"/></text:h>
      <text:p text:style-name="P124">Number of versions created for the same file (for backup).</text:p>
      <text:p text:style-name="P124">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1"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4">Enable Auto Save<text:span text:style-name="T13">. Auto save </text:span>create<text:span text:style-name="T13">s</text:span> a temporary file<text:span text:style-name="T13">.</text:span></text:p>
      <text:p text:style-name="P124"><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4">The Auto Saved files are named using a random number and have a blend extension.</text:p>
      <text:h text:style-name="Heading_20_5" text:outline-level="5"><text:bookmark-start text:name="__RefHeading___Toc3889_10875922041"/><text:soft-page-break/>Timer <text:bookmark-end text:name="__RefHeading___Toc3889_10875922041"/></text:h>
      <text:p text:style-name="P124"><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5">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5">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5">File browser related settings.</text:p>
      <text:p text:style-name="P19"/>
      <text:h text:style-name="P191" text:outline-level="3"><text:bookmark-start text:name="__RefHeading___Toc4669_3954242542"/>Filter File Extensions <text:bookmark-end text:name="__RefHeading___Toc4669_3954242542"/></text:h>
      <text:p text:style-name="P124">By activating this, the file dialog in the File Browser will only show appropriate files <text:span text:style-name="T13">in the Load dialog. Blend files for example.</text:span></text:p>
      <text:p text:style-name="P124"><draw:frame draw:style-name="fr1"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91"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2">.</text:span></text:p>
      <text:p text:style-name="P62"/>
      <text:h text:style-name="P191" text:outline-level="3"><draw:frame draw:style-name="fr1"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4">Hides the <text:span text:style-name="Emphasis">Recent</text:span> panel of the File Browser which displays recently accessed folders. </text:p>
      <text:h text:style-name="P191"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91" text:outline-level="3"><text:bookmark-start text:name="__RefHeading___Toc3877_10875922041"/>Show Thumbnails <text:bookmark-end text:name="__RefHeading___Toc3877_10875922041"/></text:h>
      <text:p text:style-name="P47">Displays a thumbnail of images and movies when using the File Browser. </text:p>
      <text:p text:style-name="P21"/>
      <text:p text:style-name="P21"/>
      <text:p text:style-name="P21"/>
      <table:table table:name="Tabelle30" table:style-name="Tabelle30">
        <table:table-column table:style-name="Tabelle30.A"/>
        <text:soft-page-break/>
        <table:table-row table:style-name="TableLine2456618254336">
          <table:table-cell table:style-name="Tabelle30.A1" office:value-type="string">
            <text:h text:style-name="P170"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421cm" svg:height="7.01cm" draw:z-index="121"><draw:image xlink:href="Pictures/1000020100000297000002280ED51B2AC45E1E45.png" xlink:type="simple" xlink:show="embed" xlink:actuate="onLoad" draw:mime-type="image/png"/></draw:frame></text:p>
      <text:p text:style-name="P25"><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92" text:outline-level="3"><text:bookmark-start text:name="__RefHeading___Toc4675_3954242542"/>Fonts <text:bookmark-end text:name="__RefHeading___Toc4675_3954242542"/></text:h>
      <text:p text:style-name="P126">Default location when searching for font files. </text:p>
      <text:h text:style-name="P192" text:outline-level="3"><text:bookmark-start text:name="__RefHeading___Toc3845_1087592204"/>Textures <text:bookmark-end text:name="__RefHeading___Toc3845_1087592204"/></text:h>
      <text:p text:style-name="P126">Default location when searching for image textures. </text:p>
      <text:h text:style-name="P192" text:outline-level="3"><text:bookmark-start text:name="__RefHeading___Toc4677_3954242542"/>Scripts <text:bookmark-end text:name="__RefHeading___Toc4677_3954242542"/></text:h>
      <text:p text:style-name="P126">An additional location to search for Python scripts.</text:p>
      <text:p text:style-name="P126">By default <text:span text:style-name="T13">Bforartists</text:span> looks in several directories (OS dependent) for scripts. <text:span text:style-name="T49">Here you can add another directory to check for scripts. </text:span>This can be used to store certain scripts/templates/presets independently of the currently used Blender Version.</text:p>
      <text:p text:style-name="P126">Inside the specified folder specific folders have to be created to tell <text:span text:style-name="T13">Bforartists</text:span> what to look for where. This folder structure has to mirror the structure of the scripts folder found in the installation directory of :</text:p>
      <text:list xml:id="list3129086692" text:style-name="L1">
        <text:list-item>
          <text:p text:style-name="P220">scripts </text:p>
        </text:list-item>
        <text:list-item>
          <text:p text:style-name="P220">add-ons </text:p>
        </text:list-item>
        <text:list-item>
          <text:p text:style-name="P220">modules </text:p>
        </text:list-item>
        <text:list-item>
          <text:p text:style-name="P220">presets </text:p>
        </text:list-item>
        <text:list-item>
          <text:p text:style-name="P220">camera </text:p>
        </text:list-item>
        <text:list-item>
          <text:p text:style-name="P220">cloth </text:p>
        </text:list-item>
        <text:list-item>
          <text:p text:style-name="P220">interface_theme </text:p>
        </text:list-item>
        <text:list-item>
          <text:p text:style-name="P220">operator </text:p>
        </text:list-item>
        <text:list-item>
          <text:p text:style-name="P220">render </text:p>
        </text:list-item>
        <text:list-item>
          <text:p text:style-name="P220">... </text:p>
        </text:list-item>
        <text:list-item>
          <text:p text:style-name="P220">startup </text:p>
        </text:list-item>
        <text:list-item>
          <text:p text:style-name="P211">templates</text:p>
        </text:list-item>
      </text:list>
      <text:p text:style-name="P126">Not all of the folders have to be present. </text:p>
      <text:p text:style-name="P126">Python scripts (including driver expressions) are not executed by default for security reasons.</text:p>
      <text:h text:style-name="P192" text:outline-level="3"><text:bookmark-start text:name="__RefHeading___Toc4679_3954242542"/>Sounds <text:bookmark-end text:name="__RefHeading___Toc4679_3954242542"/></text:h>
      <text:p text:style-name="P126">Default location when searching for sound files.</text:p>
      <text:h text:style-name="P192" text:outline-level="3"><text:bookmark-start text:name="__RefHeading___Toc3853_1087592204"/>Temp<text:span text:style-name="T49">orary Files</text:span><text:bookmark-end text:name="__RefHeading___Toc3853_1087592204"/></text:h>
      <text:p text:style-name="P126">The location where temporary files are stored. </text:p>
      <text:h text:style-name="Heading_20_2" text:outline-level="2"><draw:frame draw:style-name="fr1"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text:soft-page-break/>Render<text:bookmark-end text:name="__RefHeading___Toc4681_3954242542"/></text:h>
      <text:h text:style-name="P192" text:outline-level="3"><text:bookmark-start text:name="__RefHeading___Toc4683_3954242542"/>Render Output <text:bookmark-end text:name="__RefHeading___Toc4683_3954242542"/></text:h>
      <text:p text:style-name="P126">Where rendered images/videos are saved. </text:p>
      <text:h text:style-name="P192" text:outline-level="3"><text:bookmark-start text:name="__RefHeading___Toc4685_3954242542"/>Render Cache <text:bookmark-end text:name="__RefHeading___Toc4685_3954242542"/></text:h>
      <text:p text:style-name="P126">The location where cached render images are stored. </text:p>
      <text:h text:style-name="Heading_20_2" text:outline-level="2"><draw:frame draw:style-name="fr1"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92" text:outline-level="3"><text:bookmark-start text:name="__RefHeading___Toc4689_3954242542"/>Image Editor <text:bookmark-end text:name="__RefHeading___Toc4689_3954242542"/></text:h>
      <text:p text:style-name="P126">The path to an external <text:span text:style-name="T50">image editing software</text:span> to use for image editing. <text:span text:style-name="T50">Photoshop, Gimp, etc.</text:span></text:p>
      <text:h text:style-name="P192" text:outline-level="3"><text:bookmark-start text:name="__RefHeading___Toc3861_1087592204"/>Animation Player <text:bookmark-end text:name="__RefHeading___Toc3861_1087592204"/></text:h>
      <text:p text:style-name="P126"><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Development<text:bookmark-end text:name="__RefHeading___Toc4691_3954242542"/></text:h>
      <text:p text:style-name="P22"/>
      <text:h text:style-name="P192" text:outline-level="3"><text:bookmark-start text:name="__RefHeading___Toc4693_3954242542"/>I18n Branches <text:bookmark-end text:name="__RefHeading___Toc4693_3954242542"/></text:h>
      <text:p text:style-name="P48">The path to the <text:span text:style-name="Source_20_Text">/branches</text:span> directory in your local repository translation copy. This allows translating the UI. See interface tab, the translation panel.</text:p>
      <text:p text:style-name="P48"/>
      <text:h text:style-name="Heading_20_2" text:outline-level="2"><text:bookmark-start text:name="__RefHeading___Toc4838_2204379237"/>Asset<text:span text:style-name="T59"> Libraries</text:span><text:bookmark-end text:name="__RefHeading___Toc4838_2204379237"/></text:h>
      <text:p text:style-name="P134"><draw:frame draw:style-name="fr1" draw:name="Bild45" text:anchor-type="paragraph" svg:y="-0.178cm" svg:width="8.47cm" svg:height="2.06cm" draw:z-index="131"><draw:image xlink:href="Pictures/10000201000001F50000007AC45FD210911FEB4B.png" xlink:type="simple" xlink:show="embed" xlink:actuate="onLoad" draw:mime-type="image/png"/></draw:frame>The default paths for custom asset libraries. The functionality should be self explaining. </text:p>
      <text:p text:style-name="P134"/>
      <text:p text:style-name="P134">To change the path simply type in a path, or use the path picker at the end.</text:p>
      <text:p text:style-name="P134">To add a new path to an asset library click at the + button below the list. </text:p>
      <text:p text:style-name="P134">To remove a path click at the X button at the end.</text:p>
      <text:p text:style-name="P22"/>
      <text:p text:style-name="P22"/>
      <text:p text:style-name="P22"/>
      <text:p text:style-name="P22"/>
      <text:p text:style-name="P22"/>
      <text:p text:style-name="P22"/>
      <text:p text:style-name="P22"/>
      <text:p text:style-name="P23"/>
      <table:table table:name="Tabelle2" table:style-name="Tabelle2">
        <table:table-column table:style-name="Tabelle2.A"/>
        <text:soft-page-break/>
        <table:table-row table:style-name="TableLine2456618266576">
          <table:table-cell table:style-name="Tabelle2.A1" office:value-type="string">
            <text:h text:style-name="P171"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B9A5B3F72D5B7F0.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8402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8</text:span> Editors - Preferences</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25M22S</meta:editing-duration>
    <meta:editing-cycles>116</meta:editing-cycles>
    <meta:generator>LibreOffice/7.0.4.2$Windows_X86_64 LibreOffice_project/dcf040e67528d9187c66b2379df5ea4407429775</meta:generator>
    <dc:date>2021-03-08T12:42:33.926000000</dc:date>
    <meta:document-statistic meta:table-count="20" meta:image-count="140" meta:object-count="0" meta:page-count="43" meta:paragraph-count="954" meta:word-count="7251" meta:character-count="41583" meta:non-whitespace-character-count="35150"/>
    <meta:template xlink:type="simple" xlink:actuate="onRequest" xlink:title="standard1cm" xlink:href="../../../../AppData/Roaming/LibreOffice/4/user/template/standard1cm.ott" meta:date="2016-03-29T10:01:38.967000000"/>
  </office:meta>
</office:document-meta>
</file>